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'MS Mincho'"/>
    <style:font-face style:name="OpenSymbol" svg:font-family="OpenSymbol"/>
    <style:font-face style:name="Roboto" svg:font-family="Roboto, RobotoDraft, Helvetica, Arial, sans-serif"/>
    <style:font-face style:name="Lucida Sans Typewriter" svg:font-family="'Lucida Sans Typewriter'" style:font-family-generic="modern"/>
    <style:font-face style:name="DejaVu Sans" svg:font-family="'DejaVu Sans'" style:font-family-generic="roman"/>
    <style:font-face style:name="Luxi Sans" svg:font-family="'Luxi Sans'" style:font-pitch="variable"/>
    <style:font-face style:name="Nimbus Sans L" svg:font-family="'Nimbus Sans L', Arial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5.007cm" style:page-number="auto" table:align="left" style:writing-mode="lr-tb"/>
    </style:style>
    <style:style style:name="Table1.A" style:family="table-column">
      <style:table-column-properties style:column-width="15.0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language="es" fo:country="ES" fo:font-weight="bold" style:font-weight-asian="bold"/>
    </style:style>
    <style:style style:name="P2" style:family="paragraph" style:parent-style-name="Standard"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25f4b3" officeooo:paragraph-rsid="00146cd8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3858dc" officeooo:paragraph-rsid="003858dc" style:font-weight-asian="bold" style:font-weight-complex="bold"/>
    </style:style>
    <style:style style:name="P5" style:family="paragraph" style:parent-style-name="Standard">
      <style:text-properties fo:language="es" fo:country="ES" fo:font-weight="bold" officeooo:paragraph-rsid="0034590a" style:font-weight-asian="bold"/>
    </style:style>
    <style:style style:name="P6" style:family="paragraph" style:parent-style-name="Standard">
      <style:text-properties fo:language="es" fo:country="ES" fo:font-weight="bold" officeooo:paragraph-rsid="00357226" style:font-weight-asian="bold"/>
    </style:style>
    <style:style style:name="P7" style:family="paragraph" style:parent-style-name="Standard">
      <style:text-properties fo:language="es" fo:country="ES" fo:font-weight="normal" officeooo:paragraph-rsid="00146cd8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1.27cm"/>
        </style:tab-stops>
      </style:paragraph-properties>
      <style:text-properties officeooo:paragraph-rsid="001198b3"/>
    </style:style>
    <style:style style:name="P9" style:family="paragraph" style:parent-style-name="Standard">
      <style:text-properties officeooo:paragraph-rsid="001198b3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officeooo:paragraph-rsid="0012d0f2"/>
    </style:style>
    <style:style style:name="P12" style:family="paragraph" style:parent-style-name="Standard">
      <style:text-properties officeooo:paragraph-rsid="00146cd8"/>
    </style:style>
    <style:style style:name="P13" style:family="paragraph" style:parent-style-name="Standard">
      <style:paragraph-properties>
        <style:tab-stops>
          <style:tab-stop style:position="7.62cm"/>
        </style:tab-stops>
      </style:paragraph-properties>
      <style:text-properties fo:font-weight="bold" officeooo:rsid="00262b9f" officeooo:paragraph-rsid="002fcc81" style:font-weight-asian="bold" style:font-weight-complex="bold"/>
    </style:style>
    <style:style style:name="P14" style:family="paragraph" style:parent-style-name="Standard">
      <style:text-properties fo:font-weight="bold" officeooo:paragraph-rsid="001e6a12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1.27cm"/>
        </style:tab-stops>
      </style:paragraph-properties>
      <style:text-properties fo:font-weight="bold" officeooo:paragraph-rsid="002fcc81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7.62cm"/>
        </style:tab-stops>
      </style:paragraph-properties>
      <style:text-properties officeooo:paragraph-rsid="0012cfc7"/>
    </style:style>
    <style:style style:name="P17" style:family="paragraph" style:parent-style-name="Standard">
      <style:text-properties officeooo:paragraph-rsid="001e6a12"/>
    </style:style>
    <style:style style:name="P18" style:family="paragraph" style:parent-style-name="Standard">
      <style:text-properties officeooo:paragraph-rsid="001fee94"/>
    </style:style>
    <style:style style:name="P19" style:family="paragraph" style:parent-style-name="Standard">
      <style:text-properties officeooo:rsid="0021e605" officeooo:paragraph-rsid="0021e605"/>
    </style:style>
    <style:style style:name="P20" style:family="paragraph" style:parent-style-name="Standard">
      <style:paragraph-properties>
        <style:tab-stops>
          <style:tab-stop style:position="1.27cm"/>
        </style:tab-stops>
      </style:paragraph-properties>
      <style:text-properties officeooo:rsid="0021e605" officeooo:paragraph-rsid="0021e605"/>
    </style:style>
    <style:style style:name="P21" style:family="paragraph" style:parent-style-name="Standard">
      <style:paragraph-properties>
        <style:tab-stops>
          <style:tab-stop style:position="1.27cm"/>
        </style:tab-stops>
      </style:paragraph-properties>
      <style:text-properties officeooo:rsid="002429f5" officeooo:paragraph-rsid="002429f5"/>
    </style:style>
    <style:style style:name="P22" style:family="paragraph" style:parent-style-name="Standard">
      <style:paragraph-properties>
        <style:tab-stops>
          <style:tab-stop style:position="1.27cm"/>
        </style:tab-stops>
      </style:paragraph-properties>
      <style:text-properties officeooo:rsid="002429f5" officeooo:paragraph-rsid="0024bfae"/>
    </style:style>
    <style:style style:name="P23" style:family="paragraph" style:parent-style-name="Standard">
      <style:text-properties style:use-window-font-color="true" fo:font-size="12pt" fo:language="es" fo:country="ES" fo:font-weight="bold" officeooo:rsid="001e6a12" officeooo:paragraph-rsid="001198b3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4" style:family="paragraph" style:parent-style-name="Standard">
      <style:text-properties style:use-window-font-color="true" fo:font-size="12pt" fo:language="es" fo:country="ES" fo:font-weight="bold" officeooo:rsid="001e6a12" officeooo:paragraph-rsid="001fee9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style:use-window-font-color="true" fo:font-size="12pt" fo:language="es" fo:country="ES" fo:font-weight="bold" officeooo:rsid="001fee94" officeooo:paragraph-rsid="001fee9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6" style:family="paragraph" style:parent-style-name="Standard">
      <style:text-properties style:use-window-font-color="true" fo:font-size="12pt" fo:language="es" fo:country="ES" fo:font-weight="bold" officeooo:rsid="001fee94" officeooo:paragraph-rsid="001198b3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fo:font-size="12pt" fo:language="es" fo:country="ES" fo:font-weight="bold" officeooo:rsid="0021e605" officeooo:paragraph-rsid="0021e605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8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bold" officeooo:rsid="0021e605" officeooo:paragraph-rsid="0021e605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9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bold" officeooo:rsid="002429f5" officeooo:paragraph-rsid="001198b3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30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bold" officeooo:rsid="002429f5" officeooo:paragraph-rsid="002429f5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31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62b9f" officeooo:paragraph-rsid="00262b9f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32" style:family="paragraph" style:parent-style-name="Standard">
      <style:text-properties style:use-window-font-color="true" fo:font-size="12pt" fo:language="es" fo:country="ES" fo:font-weight="bold" officeooo:rsid="0030095d" officeooo:paragraph-rsid="0030095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33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12d0f2" officeooo:paragraph-rsid="0012cfc7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4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531cd" officeooo:paragraph-rsid="002531c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5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62b9f" officeooo:paragraph-rsid="00262b9f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6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62b9f" officeooo:paragraph-rsid="0027fe89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7" style:family="paragraph" style:parent-style-name="Standard">
      <style:text-properties style:use-window-font-color="true" fo:font-size="12pt" fo:language="es" fo:country="ES" fo:font-weight="normal" officeooo:paragraph-rsid="001198b3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38" style:family="paragraph" style:parent-style-name="Standard">
      <style:text-properties style:use-window-font-color="true" fo:font-size="12pt" fo:language="es" fo:country="ES" fo:font-weight="normal" officeooo:paragraph-rsid="001fee94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39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normal" officeooo:rsid="0021e605" officeooo:paragraph-rsid="0021e605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40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normal" officeooo:paragraph-rsid="001198b3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41" style:family="paragraph" style:parent-style-name="Standard">
      <style:text-properties style:use-window-font-color="true" fo:font-size="12pt" fo:language="es" fo:country="ES" officeooo:rsid="0030095d" officeooo:paragraph-rsid="0030095d" style:font-size-asian="12pt" style:language-asian="zxx" style:country-asian="none" style:font-size-complex="12pt" style:language-complex="ar" style:country-complex="SA"/>
    </style:style>
    <style:style style:name="P42" style:family="paragraph" style:parent-style-name="Standard">
      <style:paragraph-properties fo:margin-left="0cm" fo:margin-right="0cm" fo:text-indent="0.7cm" style:auto-text-indent="false"/>
    </style:style>
    <style:style style:name="P43" style:family="paragraph" style:parent-style-name="Standard">
      <style:paragraph-properties fo:margin-left="0cm" fo:margin-right="0cm" fo:text-indent="0.7cm" style:auto-text-indent="false"/>
      <style:text-properties fo:language="es" fo:country="ES" style:font-name-complex="DejaVu Sans1" style:language-complex="zxx" style:country-complex="none"/>
    </style:style>
    <style:style style:name="P44" style:family="paragraph" style:parent-style-name="Standard">
      <style:paragraph-properties fo:margin-left="1.397cm" fo:margin-right="0cm" fo:text-indent="0cm" style:auto-text-indent="false"/>
    </style:style>
    <style:style style:name="P45" style:family="paragraph" style:parent-style-name="Standard">
      <style:paragraph-properties fo:margin-left="1.397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6" style:family="paragraph" style:parent-style-name="Standard">
      <style:paragraph-properties fo:margin-left="1.397cm" fo:margin-right="0cm" fo:text-indent="0cm" style:auto-text-indent="false"/>
      <style:text-properties fo:language="es" fo:country="ES" fo:font-weight="bold" officeooo:rsid="003cacc1" officeooo:paragraph-rsid="003cacc1" style:font-weight-asian="bold" style:font-weight-complex="bold"/>
    </style:style>
    <style:style style:name="P47" style:family="paragraph" style:parent-style-name="Standard">
      <style:paragraph-properties fo:margin-left="1.397cm" fo:margin-right="0cm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1.397cm" fo:margin-right="0cm" fo:text-indent="0cm" style:auto-text-indent="false"/>
      <style:text-properties fo:font-weight="bold" officeooo:rsid="003cacc1" officeooo:paragraph-rsid="003cacc1" style:font-weight-asian="bold" style:font-weight-complex="bold"/>
    </style:style>
    <style:style style:name="P49" style:family="paragraph" style:parent-style-name="Standard">
      <style:paragraph-properties fo:margin-left="1.397cm" fo:margin-right="0cm" fo:text-indent="0cm" style:auto-text-indent="false"/>
      <style:text-properties style:font-weight-complex="bold"/>
    </style:style>
    <style:style style:name="P50" style:family="paragraph" style:parent-style-name="Standard">
      <style:paragraph-properties fo:margin-left="1.251cm" fo:margin-right="0cm" fo:text-indent="0cm" style:auto-text-indent="false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Arial"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1198b3"/>
    </style:style>
    <style:style style:name="P54" style:family="paragraph" style:parent-style-name="Standard">
      <style:paragraph-properties fo:margin-top="0.423cm" fo:margin-bottom="0.212cm" loext:contextual-spacing="false" fo:text-align="justify" style:justify-single-word="false" fo:orphans="2" fo:widows="2" fo:hyphenation-ladder-count="no-limit" fo:break-before="page">
        <style:tab-stops>
          <style:tab-stop style:position="0cm"/>
        </style:tab-stops>
      </style:paragraph-properties>
      <style:text-properties officeooo:paragraph-rsid="0012d0f2" fo:hyphenate="false" fo:hyphenation-remain-char-count="2" fo:hyphenation-push-char-count="2"/>
    </style:style>
    <style:style style:name="P55" style:family="paragraph" style:parent-style-name="Standard">
      <style:paragraph-properties fo:margin-top="0.423cm" fo:margin-bottom="0.212cm" loext:contextual-spacing="false" fo:text-align="start" style:justify-single-word="false" fo:orphans="2" fo:widows="2" fo:hyphenation-ladder-count="no-limit">
        <style:tab-stops>
          <style:tab-stop style:position="0cm"/>
        </style:tab-stops>
      </style:paragraph-properties>
      <style:text-properties fo:font-weight="bold" officeooo:paragraph-rsid="002fcc81" style:font-weight-asian="bold" style:font-weight-complex="bold" fo:hyphenate="false" fo:hyphenation-remain-char-count="2" fo:hyphenation-push-char-count="2"/>
    </style:style>
    <style:style style:name="P56" style:family="paragraph" style:parent-style-name="Text_20_body">
      <style:text-properties fo:font-weight="bold" officeooo:paragraph-rsid="00146cd8" style:font-weight-asian="bold" style:font-weight-complex="bold"/>
    </style:style>
    <style:style style:name="P57" style:family="paragraph" style:parent-style-name="Text_20_body">
      <style:text-properties officeooo:paragraph-rsid="00146cd8"/>
    </style:style>
    <style:style style:name="P58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bold" officeooo:rsid="0024bfae" officeooo:paragraph-rsid="002429f5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59" style:family="paragraph" style:parent-style-name="Standard">
      <style:text-properties style:use-window-font-color="true" fo:font-size="12pt" fo:language="es" fo:country="ES" fo:font-weight="bold" officeooo:rsid="0031b01d" officeooo:paragraph-rsid="0030095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60" style:family="paragraph" style:parent-style-name="Standard">
      <style:text-properties style:use-window-font-color="true" fo:font-size="12pt" fo:language="es" fo:country="ES" fo:font-weight="bold" officeooo:rsid="0030095d" officeooo:paragraph-rsid="0030095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61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cc256" officeooo:paragraph-rsid="00262b9f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2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62b9f" officeooo:paragraph-rsid="00262b9f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3" style:family="paragraph" style:parent-style-name="Standard">
      <style:paragraph-properties>
        <style:tab-stops>
          <style:tab-stop style:position="7.62cm"/>
        </style:tab-stops>
      </style:paragraph-properties>
      <style:text-properties style:use-window-font-color="true" fo:font-size="12pt" fo:language="es" fo:country="ES" fo:font-weight="bold" officeooo:rsid="00262b9f" officeooo:paragraph-rsid="0027fe89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4" style:family="paragraph" style:parent-style-name="Standard" style:list-style-name="WW8Num16">
      <style:text-properties style:use-window-font-color="true" fo:font-size="12pt" fo:language="es" fo:country="ES" fo:font-weight="bold" officeooo:paragraph-rsid="00146cd8" style:font-name-asian="Nimbus Sans L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65" style:family="paragraph" style:parent-style-name="Standard">
      <style:paragraph-properties>
        <style:tab-stops>
          <style:tab-stop style:position="1.27cm"/>
        </style:tab-stops>
      </style:paragraph-properties>
      <style:text-properties style:use-window-font-color="true" fo:font-size="12pt" fo:language="es" fo:country="ES" fo:font-weight="normal" officeooo:rsid="0012cfc7" officeooo:paragraph-rsid="001198b3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66" style:family="paragraph" style:parent-style-name="Standard" style:list-style-name="WW8Num16">
      <style:text-properties style:use-window-font-color="true" fo:font-size="12pt" fo:language="es" fo:country="ES" style:font-size-asian="12pt" style:language-asian="zxx" style:country-asian="none" style:font-size-complex="12pt" style:language-complex="ar" style:country-complex="SA"/>
    </style:style>
    <style:style style:name="P67" style:family="paragraph" style:parent-style-name="Standard" style:list-style-name="WW8Num16">
      <style:text-properties style:use-window-font-color="true" fo:font-size="12pt" fo:language="es" fo:country="ES" officeooo:paragraph-rsid="00146cd8" style:font-name-asian="Nimbus Sans L" style:font-size-asian="12pt" style:language-asian="zxx" style:country-asian="none" style:font-name-complex="Tahoma" style:font-size-complex="10pt" style:language-complex="zxx" style:country-complex="none"/>
    </style:style>
    <style:style style:name="P68" style:family="paragraph" style:parent-style-name="Standard" style:list-style-name="WW8Num16"/>
    <style:style style:name="P69" style:family="paragraph" style:parent-style-name="Standard">
      <style:text-properties fo:font-variant="normal" fo:text-transform="none" fo:color="#222222" style:font-name="Roboto" fo:font-size="12pt" fo:letter-spacing="normal" fo:language="es" fo:country="ES" fo:font-style="normal" fo:font-weight="bol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70" style:family="paragraph" style:parent-style-name="Standard">
      <style:text-properties fo:font-variant="normal" fo:text-transform="none" fo:color="#222222" style:font-name="Roboto" fo:font-size="12pt" fo:letter-spacing="normal" fo:language="es" fo:country="ES" fo:font-style="normal" fo:font-weight="bold" officeooo:paragraph-rsid="0012d0f2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71" style:family="paragraph" style:parent-style-name="Standard" style:list-style-name="WW8Num15">
      <style:text-properties fo:font-variant="normal" fo:text-transform="none" fo:color="#222222" style:font-name="Roboto" fo:font-size="12pt" fo:letter-spacing="normal" fo:language="es" fo:country="ES" fo:font-style="normal" fo:font-weight="normal" style:font-weight-asian="bold"/>
    </style:style>
    <style:style style:name="P72" style:family="paragraph" style:parent-style-name="Standard">
      <style:text-properties fo:language="es" fo:country="ES" fo:font-weight="bold" style:font-weight-asian="bold" style:font-weight-complex="bold"/>
    </style:style>
    <style:style style:name="P73" style:family="paragraph" style:parent-style-name="Standard" style:list-style-name="WW8Num16">
      <style:text-properties fo:language="es" fo:country="ES" fo:font-weight="bold" style:font-weight-asian="bold" style:font-weight-complex="bold"/>
    </style:style>
    <style:style style:name="P74" style:family="paragraph" style:parent-style-name="Standard" style:list-style-name="WW8Num16">
      <style:text-properties fo:language="es" fo:country="ES" fo:font-weight="bold" officeooo:rsid="0038af1c" officeooo:paragraph-rsid="0038af1c" style:font-weight-asian="bold" style:font-weight-complex="bold"/>
    </style:style>
    <style:style style:name="P75" style:family="paragraph" style:parent-style-name="Standard">
      <style:text-properties fo:language="es" fo:country="ES" fo:font-weight="bold" officeooo:rsid="003f1561" officeooo:paragraph-rsid="003f1561" style:font-weight-asian="bold" style:font-weight-complex="bold"/>
    </style:style>
    <style:style style:name="P76" style:family="paragraph" style:parent-style-name="Standard">
      <style:text-properties fo:language="es" fo:country="ES" fo:font-weight="bold" officeooo:rsid="003f1561" officeooo:paragraph-rsid="004255ae" style:font-weight-asian="bold" style:font-weight-complex="bold"/>
    </style:style>
    <style:style style:name="P77" style:family="paragraph" style:parent-style-name="Standard">
      <style:text-properties fo:language="es" fo:country="ES" fo:font-weight="bold" officeooo:rsid="003f1561" officeooo:paragraph-rsid="004201d9" style:font-weight-asian="bold" style:font-weight-complex="bold"/>
    </style:style>
    <style:style style:name="P78" style:family="paragraph" style:parent-style-name="Standard">
      <style:text-properties fo:language="es" fo:country="ES" fo:font-weight="bold" officeooo:paragraph-rsid="004201d9" style:font-weight-asian="bold" style:font-weight-complex="bold"/>
    </style:style>
    <style:style style:name="P79" style:family="paragraph" style:parent-style-name="Standard">
      <style:text-properties fo:language="es" fo:country="ES" fo:font-weight="bold" officeooo:rsid="004255ae" officeooo:paragraph-rsid="004255ae" style:font-weight-asian="bold" style:font-weight-complex="bold"/>
    </style:style>
    <style:style style:name="P80" style:family="paragraph" style:parent-style-name="Standard">
      <style:text-properties fo:language="es" fo:country="ES" fo:font-weight="bold" officeooo:paragraph-rsid="004255ae" style:font-weight-asian="bold" style:font-weight-complex="bold"/>
    </style:style>
    <style:style style:name="P81" style:family="paragraph" style:parent-style-name="Standard" style:list-style-name="WW8Num15">
      <style:text-properties fo:language="es" fo:country="ES" fo:font-weight="bold" style:font-weight-asian="bold"/>
    </style:style>
    <style:style style:name="P82" style:family="paragraph" style:parent-style-name="Standard" style:list-style-name="WW8Num15">
      <style:text-properties fo:language="es" fo:country="ES" fo:font-weight="bold" officeooo:paragraph-rsid="001e6a12" style:font-weight-asian="bold"/>
    </style:style>
    <style:style style:name="P83" style:family="paragraph" style:parent-style-name="Standard" style:list-style-name="WW8Num15">
      <style:text-properties fo:language="es" fo:country="ES" fo:font-weight="bold" officeooo:rsid="00357226" officeooo:paragraph-rsid="00357226" style:font-weight-asian="bold"/>
    </style:style>
    <style:style style:name="P84" style:family="paragraph" style:parent-style-name="Standard">
      <style:text-properties fo:language="es" fo:country="ES" fo:font-weight="bold" officeooo:rsid="00357226" officeooo:paragraph-rsid="00357226" style:font-weight-asian="bold"/>
    </style:style>
    <style:style style:name="P85" style:family="paragraph" style:parent-style-name="Standard">
      <style:text-properties fo:language="es" fo:country="ES" fo:font-weight="normal" officeooo:paragraph-rsid="00146cd8" style:font-weight-asian="normal" style:font-weight-complex="normal"/>
    </style:style>
    <style:style style:name="P86" style:family="paragraph" style:parent-style-name="Standard">
      <style:text-properties fo:font-weight="bold" style:font-weight-asian="bold" style:font-weight-complex="bold"/>
    </style:style>
    <style:style style:name="P87" style:family="paragraph" style:parent-style-name="Standard" style:list-style-name="WW8Num16">
      <style:text-properties fo:font-weight="bold" style:font-weight-asian="bold" style:font-weight-complex="bold"/>
    </style:style>
    <style:style style:name="P88" style:family="paragraph" style:parent-style-name="Standard" style:list-style-name="WW8Num16">
      <style:text-properties fo:font-weight="bold" officeooo:rsid="003b5948" officeooo:paragraph-rsid="003b5948" style:font-weight-asian="bold" style:font-weight-complex="bold"/>
    </style:style>
    <style:style style:name="P89" style:family="paragraph" style:parent-style-name="Standard">
      <style:text-properties fo:font-weight="bold" officeooo:paragraph-rsid="004201d9" style:font-weight-asian="bold" style:font-weight-complex="bold"/>
    </style:style>
    <style:style style:name="P90" style:family="paragraph" style:parent-style-name="Standard">
      <style:text-properties fo:font-weight="bold" officeooo:paragraph-rsid="004255ae" style:font-weight-asian="bold" style:font-weight-complex="bold"/>
    </style:style>
    <style:style style:name="P91" style:family="paragraph" style:parent-style-name="Standard" style:list-style-name="WW8Num16">
      <style:text-properties fo:color="#000000" fo:language="es" fo:country="ES" fo:font-weight="bold" style:font-weight-asian="bold" style:font-weight-complex="bold"/>
    </style:style>
    <style:style style:name="P92" style:family="paragraph" style:parent-style-name="Standard" style:list-style-name="WW8Num16">
      <style:text-properties fo:color="#000000" fo:language="es" fo:country="ES" fo:font-weight="bold" officeooo:rsid="00357226" officeooo:paragraph-rsid="00357226" style:font-weight-asian="bold" style:font-weight-complex="bold"/>
    </style:style>
    <style:style style:name="P93" style:family="paragraph" style:parent-style-name="Standard" style:list-style-name="WW8Num16">
      <style:text-properties fo:color="#000000" fo:language="es" fo:country="ES" fo:font-weight="bold" officeooo:rsid="00357226" officeooo:paragraph-rsid="003e214c" style:font-weight-asian="bold" style:font-weight-complex="bold"/>
    </style:style>
    <style:style style:name="P94" style:family="paragraph" style:parent-style-name="Standard">
      <style:text-properties fo:color="#000000" fo:language="es" fo:country="ES" fo:font-weight="bold" officeooo:rsid="00357226" officeooo:paragraph-rsid="00357226" style:font-weight-asian="bold" style:font-weight-complex="bold"/>
    </style:style>
    <style:style style:name="P95" style:family="paragraph" style:parent-style-name="Standard">
      <style:text-properties fo:color="#000000" fo:language="es" fo:country="ES" fo:font-weight="bold" officeooo:rsid="00357226" officeooo:paragraph-rsid="003e214c" style:font-weight-asian="bold" style:font-weight-complex="bold"/>
    </style:style>
    <style:style style:name="P96" style:family="paragraph" style:parent-style-name="Standard">
      <style:paragraph-properties fo:margin-left="1.397cm" fo:margin-right="0cm" fo:text-indent="0cm" style:auto-text-indent="false"/>
      <style:text-properties fo:color="#ce181e" fo:language="es" fo:country="ES" fo:font-weight="bold" officeooo:rsid="003e214c" officeooo:paragraph-rsid="003e214c" style:font-weight-asian="bold" style:font-weight-complex="bold"/>
    </style:style>
    <style:style style:name="P97" style:family="paragraph" style:parent-style-name="Standard">
      <style:paragraph-properties fo:margin-left="1.397cm" fo:margin-right="0cm" fo:text-indent="0cm" style:auto-text-indent="false"/>
      <style:text-properties fo:color="#000000" fo:language="es" fo:country="ES" fo:font-weight="bold" style:font-weight-asian="bold" style:font-weight-complex="bold"/>
    </style:style>
    <style:style style:name="P98" style:family="paragraph" style:parent-style-name="Standard">
      <style:paragraph-properties fo:margin-left="1.397cm" fo:margin-right="0cm" fo:text-indent="0cm" style:auto-text-indent="false"/>
      <style:text-properties fo:color="#000000" fo:language="es" fo:country="ES" fo:font-weight="bold" officeooo:rsid="003e214c" officeooo:paragraph-rsid="003e214c" style:font-weight-asian="bold" style:font-weight-complex="bold"/>
    </style:style>
    <style:style style:name="P99" style:family="paragraph" style:parent-style-name="Standard">
      <style:paragraph-properties fo:margin-left="1.251cm" fo:margin-right="0cm" fo:text-indent="0cm" style:auto-text-indent="false"/>
    </style:style>
    <style:style style:name="P100" style:family="paragraph" style:parent-style-name="Text_20_body">
      <style:text-properties officeooo:paragraph-rsid="00146cd8"/>
    </style:style>
    <style:style style:name="P101" style:family="paragraph" style:parent-style-name="Text_20_body">
      <style:text-properties fo:font-weight="bold" officeooo:rsid="004034d4" officeooo:paragraph-rsid="004034d4" style:font-weight-asian="bold" style:font-weight-complex="bold"/>
    </style:style>
    <style:style style:name="P102" style:family="paragraph" style:parent-style-name="Heading_20_1">
      <style:paragraph-properties fo:margin-top="0.423cm" fo:margin-bottom="0.212cm" loext:contextual-spacing="false" style:snap-to-layout-grid="false">
        <style:tab-stops>
          <style:tab-stop style:position="0cm"/>
        </style:tab-stops>
      </style:paragraph-properties>
      <style:text-properties style:use-window-font-color="true" fo:font-size="16pt" fo:language="es" fo:country="ES" fo:font-weight="bold" officeooo:paragraph-rsid="001198b3" style:font-name-asian="Luxi Sans" style:font-size-asian="16pt" style:language-asian="zxx" style:country-asian="none" style:font-weight-asian="bold" style:font-name-complex="Luxi Sans" style:font-size-complex="16pt" style:language-complex="ar" style:country-complex="SA" style:font-weight-complex="bold"/>
    </style:style>
    <style:style style:name="T1" style:family="text">
      <style:text-properties fo:language="es" fo:country="ES" fo:font-weight="bold" style:font-weight-asian="bold" style:font-weight-complex="bold"/>
    </style:style>
    <style:style style:name="T2" style:family="text">
      <style:text-properties fo:language="es" fo:country="ES" fo:font-weight="bold" officeooo:rsid="0025f4b3" style:font-weight-asian="bold" style:font-weight-complex="bold"/>
    </style:style>
    <style:style style:name="T3" style:family="text">
      <style:text-properties fo:language="es" fo:country="ES" fo:font-weight="bold" officeooo:rsid="0026e165" style:font-weight-asian="bold" style:font-weight-complex="bold"/>
    </style:style>
    <style:style style:name="T4" style:family="text">
      <style:text-properties fo:language="es" fo:country="ES" fo:font-weight="bold" officeooo:rsid="00163e1b" style:font-weight-asian="bold" style:font-weight-complex="bold"/>
    </style:style>
    <style:style style:name="T5" style:family="text">
      <style:text-properties fo:language="es" fo:country="ES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DejaVu Sans1" style:language-complex="zxx" style:country-complex="none" style:font-weight-complex="bold"/>
    </style:style>
    <style:style style:name="T8" style:family="text">
      <style:text-properties style:font-weight-complex="bold"/>
    </style:style>
    <style:style style:name="T9" style:family="text">
      <style:text-properties fo:language="en" fo:country="GB" style:font-name-complex="DejaVu Sans1"/>
    </style:style>
    <style:style style:name="T10" style:family="text">
      <style:text-properties fo:language="en" fo:country="GB" style:font-name-complex="DejaVu Sans1" style:language-complex="zxx" style:country-complex="none"/>
    </style:style>
    <style:style style:name="T11" style:family="text">
      <style:text-properties fo:language="en" fo:country="GB" officeooo:rsid="0013f978" style:font-name-complex="DejaVu Sans1" style:language-complex="zxx" style:country-complex="none"/>
    </style:style>
    <style:style style:name="T12" style:family="text">
      <style:text-properties fo:language="en" fo:country="GB" officeooo:rsid="0034590a" style:font-name-complex="DejaVu Sans1" style:language-complex="zxx" style:country-complex="none"/>
    </style:style>
    <style:style style:name="T13" style:family="text">
      <style:text-properties fo:language="en" fo:country="GB" officeooo:rsid="00357226" style:font-name-complex="DejaVu Sans1" style:language-complex="zxx" style:country-complex="none"/>
    </style:style>
    <style:style style:name="T14" style:family="text">
      <style:text-properties style:font-name-complex="DejaVu Sans1" style:language-complex="zxx" style:country-complex="none"/>
    </style:style>
    <style:style style:name="T15" style:family="text">
      <style:text-properties officeooo:rsid="0013f978" style:font-name-complex="DejaVu Sans1" style:language-complex="zxx" style:country-complex="none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name-complex="DejaVu Sans1" style:language-complex="zxx" style:country-complex="none"/>
    </style:style>
    <style:style style:name="T18" style:family="text">
      <style:text-properties style:font-name="Courier 10 Pitch" style:font-name-complex="DejaVu Sans1" style:language-complex="zxx" style:country-complex="none"/>
    </style:style>
    <style:style style:name="T19" style:family="text"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20" style:family="text">
      <style:text-properties style:use-window-font-color="true" fo:font-size="12pt" fo:language="es" fo:country="ES" officeooo:rsid="0012cfc7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21" style:family="text">
      <style:text-properties style:use-window-font-color="true" fo:font-size="12pt" fo:language="es" fo:country="ES" style:font-size-asian="12pt" style:language-asian="zxx" style:country-asian="none" style:font-size-complex="12pt" style:language-complex="ar" style:country-complex="SA"/>
    </style:style>
    <style:style style:name="T22" style:family="text">
      <style:text-properties style:use-window-font-color="true" fo:font-size="12pt" fo:language="es" fo:country="ES" officeooo:rsid="0012d0f2" style:font-size-asian="12pt" style:language-asian="zxx" style:country-asian="none" style:font-size-complex="12pt" style:language-complex="ar" style:country-complex="SA"/>
    </style:style>
    <style:style style:name="T23" style:family="text">
      <style:text-properties style:use-window-font-color="true" fo:font-size="12pt" fo:language="es" fo:country="ES" officeooo:rsid="001945f7" style:font-size-asian="12pt" style:language-asian="zxx" style:country-asian="none" style:font-size-complex="12pt" style:language-complex="ar" style:country-complex="SA"/>
    </style:style>
    <style:style style:name="T24" style:family="text"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5" style:family="text">
      <style:text-properties style:use-window-font-color="true" fo:font-size="12pt" fo:language="es" fo:country="ES" fo:font-weight="bol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26" style:family="text">
      <style:text-properties style:use-window-font-color="true" fo:font-size="12pt" fo:language="es" fo:country="ES" fo:font-weight="bold" officeooo:rsid="001e6a12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27" style:family="text">
      <style:text-properties style:use-window-font-color="true" fo:font-size="12pt" fo:language="es" fo:country="ES" fo:font-weight="bold" officeooo:rsid="001fee9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28" style:family="text">
      <style:text-properties style:use-window-font-color="true" fo:font-size="12pt" fo:language="es" fo:country="ES" fo:font-weight="bold" officeooo:rsid="0021e605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29" style:family="text">
      <style:text-properties style:use-window-font-color="true" fo:font-size="12pt" fo:language="es" fo:country="ES" fo:font-weight="bold" officeooo:rsid="0023212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30" style:family="text">
      <style:text-properties style:use-window-font-color="true" fo:font-size="12pt" fo:language="es" fo:country="ES" fo:font-weight="bold" officeooo:rsid="002429f5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31" style:family="text">
      <style:text-properties style:use-window-font-color="true" fo:font-size="12pt" fo:language="es" fo:country="ES" fo:font-weight="bold" officeooo:rsid="0024bfae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32" style:family="text">
      <style:text-properties style:use-window-font-color="true" fo:font-size="12pt" fo:language="es" fo:country="ES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3" style:family="text">
      <style:text-properties style:use-window-font-color="true" fo:font-size="12pt" fo:language="es" fo:country="ES" fo:font-weight="normal" officeooo:rsid="0012cfc7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style:use-window-font-color="true" fo:font-size="12pt" fo:language="es" fo:country="ES" fo:font-weight="normal" officeooo:rsid="0012d0f2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style:use-window-font-color="true" fo:font-size="12pt" fo:language="es" fo:country="ES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36" style:family="text">
      <style:text-properties style:use-window-font-color="true" fo:font-size="12pt" fo:language="es" fo:country="ES" fo:font-weight="normal" officeooo:rsid="0012cfc7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37" style:family="text">
      <style:text-properties style:use-window-font-color="true" fo:font-size="12pt" fo:language="es" fo:country="ES" fo:font-weight="normal" officeooo:rsid="001fee94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38" style:family="text">
      <style:text-properties style:use-window-font-color="true" fo:font-size="12pt" fo:language="zxx" fo:country="non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9" style:family="text">
      <style:text-properties style:use-window-font-color="true" fo:font-size="12pt" fo:language="en" fo:country="GB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style:use-window-font-color="true" fo:font-size="12pt" fo:language="en" fo:country="GB" fo:font-weight="normal" officeooo:rsid="0012cfc7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1" style:family="text">
      <style:text-properties style:use-window-font-color="true" fo:font-size="16pt" fo:language="es" fo:country="ES" fo:font-weight="bold" officeooo:rsid="001274c8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T42" style:family="text">
      <style:text-properties style:use-window-font-color="true" fo:font-size="16pt" fo:language="es" fo:country="ES" fo:font-weight="bold" officeooo:rsid="0012d0f2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T43" style:family="text">
      <style:text-properties style:use-window-font-color="true" fo:font-size="16pt" fo:language="es" fo:country="ES" fo:font-weight="bold" style:letter-kerning="true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44" style:family="text">
      <style:text-properties style:use-window-font-color="true" fo:font-size="16pt" fo:language="es" fo:country="ES" fo:font-weight="bold" style:letter-kerning="true" style:font-name-asian="Times New Roman" style:font-size-asian="16pt" style:language-asian="zxx" style:country-asian="none" style:font-weight-asian="bold" style:font-size-complex="16pt" style:language-complex="ar" style:country-complex="SA" style:font-weight-complex="bold"/>
    </style:style>
    <style:style style:name="T45" style:family="text">
      <style:text-properties style:font-name="Arial" fo:font-size="10pt" style:font-size-asian="10pt" style:font-name-complex="Arial" style:font-size-complex="10pt"/>
    </style:style>
    <style:style style:name="T46" style:family="text">
      <style:text-properties style:font-name="Arial" fo:font-size="10pt" style:font-name-asian="Arial" style:font-size-asian="10pt" style:font-name-complex="Arial" style:font-size-complex="10pt"/>
    </style:style>
    <style:style style:name="T47" style:family="text">
      <style:text-properties officeooo:rsid="0026e165"/>
    </style:style>
    <style:style style:name="T48" style:family="text">
      <style:text-properties officeooo:rsid="00146cd8"/>
    </style:style>
    <style:style style:name="T49" style:family="text">
      <style:text-properties fo:color="#ff6600" fo:font-size="12pt" fo:language="es" fo:country="ES" fo:font-weight="normal" officeooo:rsid="0012d0f2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fo:color="#ff6600" fo:font-size="12pt" fo:language="es" fo:country="ES" fo:font-weight="normal" officeooo:rsid="00174f24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fo:font-variant="normal" fo:text-transform="none" style:font-name="Roboto" fo:font-size="12pt" fo:letter-spacing="normal" fo:font-style="normal"/>
    </style:style>
    <style:style style:name="T52" style:family="text">
      <style:text-properties fo:font-variant="normal" fo:text-transform="none" style:font-name="Roboto" fo:font-size="12pt" fo:letter-spacing="normal" fo:font-style="normal" officeooo:rsid="002f9716"/>
    </style:style>
    <style:style style:name="T53" style:family="text">
      <style:text-properties fo:font-variant="normal" fo:text-transform="none" fo:color="#222222" style:font-name="Roboto" fo:font-size="12pt" fo:letter-spacing="normal" fo:font-style="normal"/>
    </style:style>
    <style:style style:name="T54" style:family="text">
      <style:text-properties fo:font-variant="normal" fo:text-transform="none" fo:color="#222222" style:font-name="Roboto" fo:font-size="12pt" fo:letter-spacing="normal" fo:language="es" fo:country="ES" fo:font-style="normal" style:font-size-asian="12pt" style:language-asian="zxx" style:country-asian="none" style:font-size-complex="12pt" style:language-complex="ar" style:country-complex="SA"/>
    </style:style>
    <style:style style:name="T55" style:family="text">
      <style:text-properties fo:font-variant="normal" fo:text-transform="none" fo:color="#222222" style:font-name="Roboto" fo:font-size="12pt" fo:letter-spacing="normal" fo:language="es" fo:country="ES" fo:font-style="normal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56" style:family="text">
      <style:text-properties fo:font-variant="normal" fo:text-transform="none" fo:color="#222222" style:font-name="Roboto" fo:font-size="12pt" fo:letter-spacing="normal" fo:language="es" fo:country="ES" fo:font-style="normal" officeooo:rsid="002fcc81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57" style:family="text">
      <style:text-properties fo:font-variant="normal" fo:text-transform="none" style:use-window-font-color="true" style:font-name="Roboto" fo:font-size="12pt" fo:letter-spacing="normal" fo:language="es" fo:country="ES" fo:font-style="normal" style:font-size-asian="12pt" style:language-asian="zxx" style:country-asian="none" style:font-size-complex="12pt" style:language-complex="ar" style:country-complex="SA"/>
    </style:style>
    <style:style style:name="T58" style:family="text">
      <style:text-properties fo:font-variant="normal" fo:text-transform="none" style:use-window-font-color="true" style:font-name="Roboto" fo:font-size="12pt" fo:letter-spacing="normal" fo:language="es" fo:country="ES" fo:font-style="normal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59" style:family="text">
      <style:text-properties fo:font-variant="normal" fo:text-transform="none" style:use-window-font-color="true" style:font-name="Roboto" fo:font-size="12pt" fo:letter-spacing="normal" fo:language="es" fo:country="ES" fo:font-style="normal" officeooo:rsid="002f9716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60" style:family="text">
      <style:text-properties fo:font-variant="normal" fo:text-transform="none" style:use-window-font-color="true" style:font-name="Roboto" fo:font-size="12pt" fo:letter-spacing="normal" fo:language="es" fo:country="ES" fo:font-style="normal" officeooo:rsid="002fcc81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61" style:family="text">
      <style:text-properties fo:font-variant="normal" fo:text-transform="none" style:use-window-font-color="true" style:font-name="Roboto" fo:font-size="12pt" fo:letter-spacing="normal" fo:language="es" fo:country="ES" fo:font-style="normal" officeooo:rsid="00262b9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62" style:family="text">
      <style:text-properties officeooo:rsid="0034590a"/>
    </style:style>
    <style:style style:name="T63" style:family="text">
      <style:text-properties officeooo:rsid="00357226"/>
    </style:style>
    <style:style style:name="T64" style:family="text">
      <style:text-properties officeooo:rsid="003858dc"/>
    </style:style>
    <style:style style:name="T65" style:family="text">
      <style:text-properties officeooo:rsid="0038af1c"/>
    </style:style>
    <style:style style:name="T66" style:family="text">
      <style:text-properties officeooo:rsid="00399ca5"/>
    </style:style>
    <style:style style:name="T67" style:family="text">
      <style:text-properties officeooo:rsid="003e214c"/>
    </style:style>
    <style:style style:name="T68" style:family="text">
      <style:text-properties officeooo:rsid="004201d9"/>
    </style:style>
    <style:style style:name="T69" style:family="text">
      <style:text-properties officeooo:rsid="004255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02" text:outline-level="1">Helburuak:</text:h>
          </table:table-cell>
        </table:table-row>
        <table:table-row table:style-name="Table1.1">
          <table:table-cell table:style-name="Table1.A2" office:value-type="string">
            <text:p text:style-name="P53"><text:span text:style-name="T24">man </text:span><text:span text:style-name="T25">komandoa ezagutu (eta erabili)</text:span></text:p>
          </table:table-cell>
        </table:table-row>
        <table:table-row table:style-name="Table1.1">
          <table:table-cell table:style-name="Table1.A2" office:value-type="string">
            <text:p text:style-name="P53"><text:span text:style-name="T24">Bash </text:span><text:span text:style-name="T25">komando interpretea erabiliz prozesuak kudeatu </text:span></text:p>
          </table:table-cell>
        </table:table-row>
        <table:table-row table:style-name="Table1.1">
          <table:table-cell table:style-name="Table1.A2" office:value-type="string">
            <text:p text:style-name="P53"><text:span text:style-name="T24">Bash </text:span><text:span text:style-name="T25">komando interpretea erabiliz prozesuei seinaleak bidali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24">Prosezuen sistema-deiak erabiliz</text:span><text:span text:style-name="T25"> prozesuak kudeatu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24">Prosezuen sistema-deiak erabiliz</text:span><text:span text:style-name="T25"> prozesuei seinaleak bidali</text:span></text:p>
          </table:table-cell>
        </table:table-row>
      </table:table>
      <text:p text:style-name="P9"/>
      <text:p text:style-name="P9"><text:span text:style-name="T41">Bash komandoak prozesuak kudeatzeko</text:span><text:span text:style-name="T44">:</text:span></text:p>
      <text:p text:style-name="P9"><text:span text:style-name="T33">1</text:span><text:span text:style-name="T32">.- </text:span><text:span text:style-name="T35">ps komandoak hainbat aukera ditu. Aztertu itzazu -a -u -x aukerak (zer egiten dute, zertarako erabili daitezke?) </text:span></text:p>
      <text:p text:style-name="P9"><text:span text:style-name="T35"><text:tab/></text:span><text:span text:style-name="T26">man ps</text:span></text:p>
      <text:p text:style-name="P23"><text:tab/></text:p>
      <text:p text:style-name="P24"><text:tab/> -a <text:s text:c="3"/></text:p>
      <text:p text:style-name="P24"><text:tab/><text:tab/> Select all processes except both session leaders (see getsid(2))</text:p>
      <text:p text:style-name="P23"><text:s text:c="15"/><text:tab/> and processes not associated with a terminal.</text:p>
      <text:p text:style-name="P23"><text:tab/></text:p>
      <text:p text:style-name="P23"><text:tab/> -u userlist</text:p>
      <text:p text:style-name="P23"><text:s text:c="14"/><text:tab/>Select by effective user ID (EUID) or name. <text:s/>This selects the</text:p>
      <text:p text:style-name="P23"><text:s text:c="14"/><text:tab/>processes whose effective user name or ID is in userlist.</text:p>
      <text:p text:style-name="P23"/>
      <text:p text:style-name="P23"><text:s text:c="14"/><text:tab/>The effective user ID describes the user whose file access</text:p>
      <text:p text:style-name="P23"><text:s text:c="14"/><text:tab/>permissions are used by the process (see geteuid(2)). <text:s/>Identical</text:p>
      <text:p text:style-name="P23"><text:s text:c="14"/><text:tab/>to U and –user.</text:p>
      <text:p text:style-name="P23"><text:tab/><text:tab/></text:p>
      <text:p text:style-name="P18"><text:span text:style-name="T26"><text:tab/>-</text:span><text:span text:style-name="T27">x </text:span></text:p>
      <text:p text:style-name="P25"><text:tab/><text:tab/>Sistemaren prozesuak ere bistaratu.</text:p>
      <text:p text:style-name="P37"/>
      <text:p text:style-name="P9"><text:span text:style-name="T20">2</text:span><text:span text:style-name="T19">.-</text:span><text:span text:style-name="T20">Egin c lengoaian programa bat begizta infinito batekin. E</text:span><text:span text:style-name="T35">gikaritu duzunez, komando interpretea blokeatuta geratu da. Ireki ezazu beste terminal bat eta prozesua amaitu (kill komandoa erabili) </text:span></text:p>
      <text:p text:style-name="P38"><text:tab/></text:p>
      <text:p text:style-name="P18"><text:span text:style-name="T37"><text:tab/></text:span><text:span text:style-name="T27">touch begizta.c</text:span></text:p>
      <text:p text:style-name="P26"><text:tab/>gedit begizta.c</text:p>
      <text:p text:style-name="P26"/>
      <text:p text:style-name="P26"><text:tab/>#include &lt;stdio.h&gt;</text:p>
      <text:p text:style-name="P26"/>
      <text:p text:style-name="P26"><text:tab/>int main(){</text:p>
      <text:p text:style-name="P26"><text:tab/><text:tab/>int zenb=1;</text:p>
      <text:p text:style-name="P26"><text:tab/><text:tab/>while(zenb==1){</text:p>
      <text:p text:style-name="P26"><text:tab/><text:tab/>}</text:p>
      <text:p text:style-name="P26"><text:tab/>}</text:p>
      <text:p text:style-name="P26"/>
      <text:p text:style-name="P25"><text:tab/>gcc -o begizta begizta.c</text:p>
      <text:p text:style-name="P25"><text:tab/>./begizta</text:p>
      <text:p text:style-name="P25"/>
      <text:p text:style-name="P19"><text:span text:style-name="T27">T</text:span><text:span text:style-name="T25">erminal berria:</text:span></text:p>
      <text:p text:style-name="P27"><text:tab/>ps -u → jongond+ 26049 <text:s/>100 <text:s/>0.0 <text:s text:c="2"/>4372 <text:s text:c="2"/>788 pts/0 <text:s text:c="3"/>R+ <text:s text:c="2"/>19:46 <text:s text:c="2"/>4:31 ./begizta</text:p>
      <text:p text:style-name="P18"><text:span text:style-name="T27"><text:tab/></text:span><text:span text:style-name="T28">kill 26049</text:span></text:p>
      <text:p text:style-name="P25"><text:tab/></text:p>
      <text:p text:style-name="P8"><text:soft-page-break/><text:span text:style-name="T33">3</text:span><text:span text:style-name="T32">.-Lortu </text:span><text:span text:style-name="T35">ezazu euiti erabiltzaileak egikaritzen ari den prozesuen zerrenda. </text:span></text:p>
      <text:p text:style-name="P39"><text:tab/></text:p>
      <text:p text:style-name="P20"><text:span text:style-name="T35"><text:tab/></text:span><text:span text:style-name="T25">ps -u jongondra</text:span></text:p>
      <text:p text:style-name="P28"/>
      <text:p text:style-name="P8"><text:span text:style-name="T40">4</text:span><text:span text:style-name="T39">.-</text:span><text:span text:style-name="T32">Gauza </text:span><text:span text:style-name="T35">bera egin baina lortu duzun zerrenda bidali ezazu, aldi berean, irteera.txt fitxategira eta sarrera estandarrera (tee komandoaz baliatu zaitezke) </text:span></text:p>
      <text:p text:style-name="P40"/>
      <text:p text:style-name="P8"><text:span text:style-name="T35"><text:tab/></text:span><text:span text:style-name="T29">ps -u jongondra | tee irteera.txt</text:span></text:p>
      <text:p text:style-name="P40"/>
      <text:p text:style-name="P8"><text:span text:style-name="T33">5</text:span><text:span text:style-name="T32">.-</text:span><text:span text:style-name="T33">Aurreko programa infinitoa </text:span><text:span text:style-name="T35">egikaritu. </text:span><text:span text:style-name="T36">A</text:span><text:span text:style-name="T35">urrekoa baino lehentasun txikiagoa esleitu iezaiozu prozesuari. </text:span><text:span text:style-name="T36">Eta </text:span><text:span text:style-name="T35">gero, SIGKILL seinalea bidaliozu. </text:span></text:p>
      <text:p text:style-name="P40"/>
      <text:p text:style-name="P8"><text:span text:style-name="T35"><text:tab/></text:span><text:span text:style-name="T25">./</text:span><text:span text:style-name="T30">begizta</text:span></text:p>
      <text:p text:style-name="P29"/>
      <text:p text:style-name="P30">Terminal berria:</text:p>
      <text:p text:style-name="P22"><text:span text:style-name="T25"><text:tab/></text:span><text:span text:style-name="T28">ps -u → jongond+ 26460 99.4 <text:s/>0.0 <text:s text:c="2"/>4372 <text:s text:c="2"/>740 pts/0 <text:s text:c="3"/>R+ <text:s text:c="2"/>20:19 <text:s text:c="2"/>0:51 ./begizta</text:span></text:p>
      <text:p text:style-name="P21"><text:span text:style-name="T25"><text:tab/></text:span><text:span text:style-name="T31">renice 19 26460 → 26460 (process ID) prioridad anterior 0, nueva prioridad 19</text:span></text:p>
      <text:p text:style-name="P58"><text:tab/>kill – SIGKILL 26460</text:p>
      <text:p text:style-name="P16"><text:span text:style-name="T33">6</text:span><text:span text:style-name="T32">.-”</text:span><text:span text:style-name="T33">backup.sh” </text:span><text:span text:style-name="T34">skripta egin </text:span><text:span text:style-name="T49">/home/euiti/</text:span><text:span text:style-name="T50">proba</text:span><text:span text:style-name="T34"> kataloagoaren backup-a egiten duena /tmp/homeeuiti.tar.gz izenarekin.</text:span></text:p>
      <text:p text:style-name="P33"/>
      <text:p text:style-name="P33">touch backup.sh</text:p>
      <text:p text:style-name="P33">gedit backup.sh</text:p>
      <text:p text:style-name="P33"/>
      <text:p text:style-name="P33">Programa:</text:p>
      <text:p text:style-name="P34">tar cvzf /tmp/homejongondra.tar.gz /home/jongondra/proba</text:p>
      <text:p text:style-name="P34"/>
      <text:p text:style-name="P34">chmod u+x backup.sh</text:p>
      <text:p text:style-name="P34">./backup.sh</text:p>
      <text:p text:style-name="P34"/>
      <text:p text:style-name="P16"><text:span text:style-name="T36">a)</text:span><text:span text:style-name="T35">bost minutu barru egikaritzeko, at komandoa erabili</text:span><text:span text:style-name="T36">z</text:span></text:p>
      <text:p text:style-name="P31"/>
      <text:p text:style-name="P61">echo backup.sh | at now +5 minutes</text:p>
      <text:p text:style-name="P35"/>
      <text:p text:style-name="P35"/>
      <text:p text:style-name="P9"><text:span text:style-name="T20">b)</text:span><text:span text:style-name="T21">egunero, arratsaldeko 16:00etan. </text:span></text:p>
      <text:p text:style-name="P13"><text:span text:style-name="T19"><text:s/></text:span><text:span text:style-name="T58">crontab -e</text:span><text:span text:style-name="T19"><text:line-break/></text:span><text:span text:style-name="T55"># 00 minututan</text:span><text:span text:style-name="T19"><text:line-break/></text:span><text:span text:style-name="T55"># </text:span><text:span text:style-name="T56">16</text:span><text:span text:style-name="T55"> ordutan</text:span><text:span text:style-name="T19"><text:line-break/></text:span><text:span text:style-name="T55"># *: </text:span><text:span text:style-name="T56">edozein egunetan</text:span><text:span text:style-name="T19"><text:line-break/></text:span><text:span text:style-name="T55"># *: edozein hilabetetan</text:span><text:span text:style-name="T19"><text:line-break/></text:span><text:span text:style-name="T55"># *: edozein asteko egunetan</text:span><text:span text:style-name="T19"><text:line-break/></text:span><text:span text:style-name="T58">00 </text:span><text:span text:style-name="T60">16</text:span><text:span text:style-name="T58"> * * * /home/</text:span><text:span text:style-name="T59">jongondra/proba/lana</text:span><text:span text:style-name="T58">/backup.sh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17"><text:span text:style-name="T20">c)</text:span><text:span text:style-name="T21">hileko lehenengo bost egunetan, goizeko 9:00etan.</text:span></text:p>
      <text:p text:style-name="P14"><text:span text:style-name="T21"><text:s/></text:span><text:span text:style-name="T51">crontab -e</text:span><text:line-break/><text:span text:style-name="T53"># 00 minututan</text:span><text:line-break/><text:span text:style-name="T53"># 9 ordutan</text:span><text:line-break/><text:span text:style-name="T53"># 1-5: hilabeteko lehen bost egunetan</text:span><text:line-break/><text:span text:style-name="T53"># *: edozein hilabetetan</text:span><text:line-break/><text:span text:style-name="T53"># *: edozein asteko egunetan</text:span><text:line-break/><text:span text:style-name="T51">00 09 1-5 * * /home/</text:span><text:span text:style-name="T52">jongondra/proba/lana</text:span><text:span text:style-name="T51">/backup.sh</text:span></text:p>
      <text:p text:style-name="P65"/>
      <text:p text:style-name="P8"><text:span text:style-name="T33">d)</text:span><text:span text:style-name="T35">orduro, abuztuko ostiraletan. </text:span></text:p>
      <text:p text:style-name="P15"><text:span text:style-name="T57">crontab -e</text:span><text:span text:style-name="T21"><text:line-break/></text:span><text:span text:style-name="T54"># 00 minututan</text:span><text:span text:style-name="T21"><text:line-break/></text:span><text:span text:style-name="T54"># *: edozein ordutan</text:span><text:span text:style-name="T21"><text:line-break/></text:span><text:span text:style-name="T54"># *: edozein hilabeteko egunetan</text:span><text:span text:style-name="T21"><text:line-break/></text:span><text:span text:style-name="T54"># 8: 8garren hilabetean, abuztuan</text:span><text:span text:style-name="T21"><text:line-break/></text:span><text:span text:style-name="T54"># 5: ostiraletan</text:span><text:span text:style-name="T21"><text:line-break/></text:span><text:span text:style-name="T57">00 * * 8 5 </text:span><text:span text:style-name="T61">/home/</text:span><text:span text:style-name="T59">jongondra/proba/lana</text:span><text:span text:style-name="T61">/backup.sh</text:span></text:p>
      <text:p text:style-name="P40"/>
      <text:p text:style-name="P8"><text:span text:style-name="T33">e)</text:span><text:span text:style-name="T38">hilean behin exekuta dadin (man anacron).</text:span></text:p>
      <text:p text:style-name="P55"><text:span text:style-name="T51">vim/etc/anacrontab</text:span><text:line-break/><text:span text:style-name="T53">#aldia:@monthly</text:span><text:line-break/><text:span text:style-name="T53">#atzerapena(minututan):15</text:span><text:line-break/><text:span text:style-name="T53">#lanaren identifikatzailea, log fitxategietan identifikatzeko, guk nahi duguna: anacron.hilabetero</text:span><text:line-break/><text:span text:style-name="T51">@monthly 15 anacron.hilabetero </text:span><text:span text:style-name="T61">/home/</text:span><text:span text:style-name="T59">jongondra/proba/lana</text:span><text:span text:style-name="T61">/backup.sh</text:span></text:p>
      <text:p text:style-name="P54"><text:span text:style-name="T42">Linux-eko APIak </text:span><text:span text:style-name="T41">prozesuak kudeatzeko</text:span><text:span text:style-name="T43">:</text:span></text:p>
      <text:list xml:id="list3126272883" text:style-name="WW8Num16">
        <text:list-item>
          <text:p text:style-name="P66">Egikaritu ezazu hurrengo programa: </text:p>
        </text:list-item>
      </text:list>
      <text:p text:style-name="Arial"><text:span text:style-name="T45">#include</text:span><text:span text:style-name="T46"> </text:span><text:span text:style-name="T45">&lt;stdio.h&gt;</text:span><text:span text:style-name="T46"> </text:span></text:p>
      <text:p text:style-name="Arial"><text:span text:style-name="T45">#include</text:span><text:span text:style-name="T46"> </text:span><text:span text:style-name="T45">&lt;stdlib.h&gt;</text:span><text:span text:style-name="T46"> </text:span></text:p>
      <text:p text:style-name="Arial"><text:span text:style-name="T45">#include</text:span><text:span text:style-name="T46"> </text:span><text:span text:style-name="T45">&lt;unistd.h&gt;</text:span><text:span text:style-name="T46"> </text:span></text:p>
      <text:p text:style-name="Arial"><text:span text:style-name="T45">#include</text:span><text:span text:style-name="T46"> </text:span><text:span text:style-name="T45">&lt;sys/types.h&gt;</text:span><text:span text:style-name="T46"> </text:span></text:p>
      <text:p text:style-name="Arial"><text:span text:style-name="T45">#include</text:span><text:span text:style-name="T46"> </text:span><text:span text:style-name="T45">&lt;sys/wait.h&gt;</text:span><text:span text:style-name="T46"> </text:span></text:p>
      <text:p text:style-name="Arial"><text:span text:style-name="T45">int</text:span><text:span text:style-name="T46"> </text:span><text:span text:style-name="T45">main(int</text:span><text:span text:style-name="T46"> </text:span><text:span text:style-name="T45">argc,char</text:span><text:span text:style-name="T46"> </text:span><text:span text:style-name="T45">**argv){</text:span><text:span text:style-name="T46"> </text:span></text:p>
      <text:p text:style-name="Arial"><text:span text:style-name="T46"><text:s/></text:span><text:span text:style-name="T45">int</text:span><text:span text:style-name="T46"> </text:span><text:span text:style-name="T45">rc=0,status;</text:span><text:span text:style-name="T46"> </text:span></text:p>
      <text:p text:style-name="Arial"><text:span text:style-name="T46"><text:s/></text:span><text:span text:style-name="T45">if</text:span><text:span text:style-name="T46"> </text:span><text:span text:style-name="T45">(argc!=1)</text:span><text:span text:style-name="T46"> </text:span><text:span text:style-name="T45">{</text:span><text:span text:style-name="T46"> </text:span></text:p>
      <text:p text:style-name="Arial"><text:span text:style-name="T46"><text:s text:c="4"/></text:span><text:span text:style-name="T45">printf("uso:</text:span><text:span text:style-name="T46"> </text:span><text:span text:style-name="T45">%s\n",argv[0]);</text:span><text:span text:style-name="T46"> </text:span></text:p>
      <text:p text:style-name="Arial"><text:span text:style-name="T46"><text:s text:c="4"/></text:span><text:span text:style-name="T45">rc=1;</text:span><text:span text:style-name="T46"> </text:span></text:p>
      <text:p text:style-name="Arial"><text:span text:style-name="T46"><text:s/></text:span><text:span text:style-name="T45">}</text:span><text:span text:style-name="T46"> </text:span></text:p>
      <text:p text:style-name="Arial"><text:span text:style-name="T46"><text:s/></text:span><text:span text:style-name="T45">else</text:span><text:span text:style-name="T46"> </text:span><text:span text:style-name="T45">if</text:span><text:span text:style-name="T46"> </text:span><text:span text:style-name="T45">(fork())</text:span><text:span text:style-name="T46"> </text:span><text:span text:style-name="T45">{</text:span><text:span text:style-name="T46"> </text:span></text:p>
      <text:p text:style-name="Arial"><text:span text:style-name="T46"><text:s text:c="5"/></text:span><text:span text:style-name="T45">wait(&amp;status);</text:span><text:span text:style-name="T46"> </text:span></text:p>
      <text:p text:style-name="Arial"><text:span text:style-name="T46"><text:s text:c="5"/></text:span><text:span text:style-name="T45">printf("GURASOA:</text:span><text:span text:style-name="T46"> </text:span><text:span text:style-name="T45">pid=%8d</text:span><text:span text:style-name="T46"> </text:span><text:span text:style-name="T45">ppid=%8d</text:span><text:span text:style-name="T46"> </text:span><text:span text:style-name="T45">user-id=%8d</text:span><text:span text:style-name="T46"> <text:s/></text:span><text:span text:style-name="T45">\n",getpid(),</text:span><text:span text:style-name="T46"> </text:span><text:span text:style-name="T45">getppid(),</text:span><text:span text:style-name="T46"> </text:span><text:span text:style-name="T45">getuid());</text:span><text:span text:style-name="T46"> </text:span></text:p>
      <text:p text:style-name="Arial"><text:span text:style-name="T46"><text:s text:c="5"/></text:span><text:span text:style-name="T45">printf("Semeak</text:span><text:span text:style-name="T46"> </text:span><text:span text:style-name="T45">itzuli</text:span><text:span text:style-name="T46"> </text:span><text:span text:style-name="T45">duen</text:span><text:span text:style-name="T46"> </text:span><text:span text:style-name="T45">egoera-kodea:</text:span><text:span text:style-name="T46"> </text:span><text:span text:style-name="T45">%d\n",</text:span><text:span text:style-name="T46"> </text:span><text:span text:style-name="T45">status);</text:span><text:span text:style-name="T46"> </text:span></text:p>
      <text:p text:style-name="Arial"><text:span text:style-name="T46"><text:s text:c="2"/></text:span><text:span text:style-name="T45">}</text:span><text:span text:style-name="T46"> </text:span></text:p>
      <text:p text:style-name="Arial"><text:span text:style-name="T46"><text:s text:c="2"/></text:span><text:span text:style-name="T45">else</text:span><text:span text:style-name="T46"> </text:span><text:span text:style-name="T45">{</text:span><text:span text:style-name="T46"> </text:span></text:p>
      <text:p text:style-name="Arial"><text:span text:style-name="T46"><text:s text:c="6"/></text:span><text:span text:style-name="T45">printf("SEMEA:</text:span><text:span text:style-name="T46"> </text:span><text:span text:style-name="T45">pid=%8d</text:span><text:span text:style-name="T46"> </text:span><text:span text:style-name="T45">\n",</text:span><text:span text:style-name="T46"> </text:span><text:span text:style-name="T45">getpid());</text:span></text:p>
      <text:p text:style-name="Arial"><text:span text:style-name="T45"><text:s text:c="10"/>}</text:span><text:span text:style-name="T46"> </text:span></text:p>
      <text:p text:style-name="Arial"><text:span text:style-name="T46"><text:s text:c="2"/></text:span><text:span text:style-name="T45">exit(rc);</text:span><text:span text:style-name="T46"> </text:span></text:p>
      <text:p text:style-name="Arial"><text:span text:style-name="T46"><text:s/></text:span><text:span text:style-name="T45">}</text:span><text:span text:style-name="T46"> </text:span></text:p>
      <text:p text:style-name="P52"/>
      <text:p text:style-name="Standard"><text:span text:style-name="T19">eta </text:span><text:span text:style-name="T21">erantzun hurrengo galdereei: </text:span></text:p>
      <text:p text:style-name="Standard"><text:span text:style-name="T19">a) </text:span><text:span text:style-name="T21">Zer bistaratzen da pantailan? </text:span></text:p>
      <text:p text:style-name="P32"/>
      <text:p text:style-name="P32">SEMEA: bere pid</text:p>
      <text:p text:style-name="P32">GURASOA: bere pid, gurasoaren pid, eta jabearen uid</text:p>
      <text:p text:style-name="P32"/>
      <text:p text:style-name="P32">SEMEA: pid= <text:s text:c="3"/>7446 </text:p>
      <text:p text:style-name="P32">GURASOA: pid= <text:s text:c="3"/>7445 ppid= <text:s text:c="3"/>7228 user-id= <text:s text:c="3"/>1000 <text:s/></text:p>
      <text:p text:style-name="P32">Semeak itzuli duen egoera-kodea: 0</text:p>
      <text:p text:style-name="P41"/>
      <text:p text:style-name="Standard"><text:span text:style-name="T19">b) </text:span><text:span text:style-name="T21">Zer egikaritzen da lehenago, gurasoa edo semea? Zergatik? </text:span></text:p>
      <text:p text:style-name="P69"/>
      <text:p text:style-name="P69">Umea. Gurasoak wait(&amp;status) duelako, zeinaren bidez bere umeak bukatu arte zain geratuko baita.</text:p>
      <text:p text:style-name="P69"/>
      <text:p text:style-name="P11"><text:span text:style-name="T19">c) </text:span><text:span text:style-name="T21">Hurrengo aginduan, wait(&amp;</text:span><text:span text:style-name="T23">status</text:span><text:span text:style-name="T21">), zer da status aldagaian jasotzen dena?</text:span></text:p>
      <text:p text:style-name="P70"/>
      <text:p text:style-name="P70">status-ean gurasoak umearen egoera jasoko du eta egoera honen balioa umeak exit egitean itzulitako balioa izango da.</text:p>
      <text:p text:style-name="P70"/>
      <text:p text:style-name="P11"><text:span text:style-name="T22">d)</text:span><text:span text:style-name="T21">Zer itzuliko du exit aginduak errore bat jasoz gero? eta errorerik gabe amaitzen bada programa?</text:span></text:p>
      <text:p text:style-name="P59"/>
      <text:p text:style-name="P59">1 errore bat gertatuz gero. 0 errorerik ez badago.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191432630258017" text:continue-numbering="true" text:style-name="WW8Num16">
        <text:list-item>
          <text:p text:style-name="P73">Azaldu zer egiten duen hurrengo programak: </text:p>
        </text:list-item>
      </text:list>
      <text:p text:style-name="Standard"><text:span text:style-name="T1"><text:s text:c="7"/></text:span><text:span text:style-name="T6">// trapper.c </text:span></text:p>
      <text:p text:style-name="P42"><text:span text:style-name="Fuente_20_programas"><text:span text:style-name="T10">#include &lt;signal.h&gt;</text:span></text:span></text:p>
      <text:p text:style-name="P42"><text:span text:style-name="Fuente_20_programas"><text:span text:style-name="T10">#include &lt;stdio.h&gt;</text:span></text:span></text:p>
      <text:p text:style-name="P42"><text:span text:style-name="Fuente_20_programas"><text:span text:style-name="T10">#include &lt;unistd.h&gt;</text:span></text:span></text:p>
      <text:p text:style-name="P42"><text:span text:style-name="Fuente_20_programas"><text:span text:style-name="T10">#include &lt;stdio.h&gt;</text:span></text:span></text:p>
      <text:p text:style-name="P42"><text:span text:style-name="Fuente_20_programas"><text:span text:style-name="T10">void trapper(int);</text:span></text:span></text:p>
      <text:p text:style-name="P42"><text:span text:style-name="Fuente_20_programas"><text:span text:style-name="T10">int main(int argc, char *argv[])</text:span></text:span></text:p>
      <text:p text:style-name="P42"><text:span text:style-name="Fuente_20_programas"><text:span text:style-name="T10">{</text:span></text:span></text:p>
      <text:p text:style-name="P42"><text:span text:style-name="Fuente_20_programas"><text:span text:style-name="T10"><text:tab/>int i;</text:span></text:span></text:p>
      <text:p text:style-name="P42"><text:span text:style-name="Fuente_20_programas"><text:span text:style-name="T10"><text:tab/>for(i=1;i&lt;=64;i++)</text:span></text:span><text:span text:style-name="Fuente_20_programas"><text:span text:style-name="T11">{</text:span></text:span></text:p>
      <text:p text:style-name="P42"><text:span text:style-name="Fuente_20_programas"><text:span text:style-name="T10"><text:tab/><text:tab/></text:span></text:span><text:span text:style-name="Fuente_20_programas"><text:span text:style-name="T14">signal(i, trapper);</text:span></text:span><text:span text:style-name="Fuente_20_programas"><text:span text:style-name="T15">}</text:span></text:span></text:p>
      <text:p text:style-name="P42"><text:span text:style-name="Fuente_20_programas"><text:span text:style-name="T14"><text:tab/>printf("Identificador del proceso: %d\n", getpid() );</text:span></text:span></text:p>
      <text:p text:style-name="P42"><text:span text:style-name="Fuente_20_programas"><text:span text:style-name="T14"><text:tab/></text:span></text:span><text:span text:style-name="Fuente_20_programas"><text:span text:style-name="T17">pause();</text:span></text:span></text:p>
      <text:p text:style-name="P42"><text:span text:style-name="Fuente_20_programas"><text:span text:style-name="T17"><text:tab/>printf("Continuando...\n");</text:span></text:span></text:p>
      <text:p text:style-name="P42"><text:span text:style-name="Fuente_20_programas"><text:span text:style-name="T17"><text:tab/></text:span></text:span><text:span text:style-name="Fuente_20_programas"><text:span text:style-name="T10">return 0;</text:span></text:span></text:p>
      <text:p text:style-name="P42"><text:span text:style-name="Fuente_20_programas"><text:span text:style-name="T10">}</text:span></text:span></text:p>
      <text:p text:style-name="P42"><text:span text:style-name="Fuente_20_programas"><text:span text:style-name="T10">void trapper(int sig)</text:span></text:span></text:p>
      <text:p text:style-name="P42"><text:span text:style-name="Fuente_20_programas"><text:span text:style-name="T10">{</text:span></text:span></text:p>
      <text:p text:style-name="P42"><text:span text:style-name="Fuente_20_programas"><text:span text:style-name="T10"><text:tab/>signal(sig, trapper);</text:span></text:span></text:p>
      <text:p text:style-name="P42"><text:span text:style-name="Fuente_20_programas"><text:span text:style-name="T10"><text:tab/></text:span></text:span><text:span text:style-name="Fuente_20_programas"><text:span text:style-name="T14">printf("Señal que he recogido: %d\n", sig);</text:span></text:span></text:p>
      <text:p text:style-name="P42"><text:span text:style-name="Fuente_20_programas"><text:span text:style-name="T14">}</text:span></text:span></text:p>
      <text:p text:style-name="P42"><text:span text:style-name="Fuente_20_programas"><text:span text:style-name="T14"/></text:span></text:p>
      <text:p text:style-name="P42"><text:span text:style-name="Fuente_20_programas"><text:span text:style-name="T14"/></text:span></text:p>
      <text:list xml:id="list3638344205" text:style-name="WW8Num15">
        <text:list-item>
          <text:list>
            <text:list-header>
              <text:p text:style-name="P82">2.1 Konpilatu eta egikaritu. Beren PID-a jaso.</text:p>
              <text:list>
                <text:list-header>
                  <text:p text:style-name="P82"/>
                  <text:p text:style-name="P82">Identificador del proceso: 9493</text:p>
                  <text:p text:style-name="P82"/>
                </text:list-header>
              </text:list>
              <text:p text:style-name="P81">2.2 Beste terminal batetik <text:s/>SIGUSR1 seinalea bidali. Zein da erabili duzun komandoa?</text:p>
            </text:list-header>
          </text:list>
        </text:list-item>
      </text:list>
      <text:p text:style-name="P1"/>
      <text:p text:style-name="P1"><text:tab/><text:tab/><text:span text:style-name="T62">kill SIGUSR1 9493</text:span></text:p>
      <text:list xml:id="list191433131133199" text:continue-numbering="true" text:style-name="WW8Num15">
        <text:list-item>
          <text:list>
            <text:list-header>
              <text:p text:style-name="P81"/>
              <text:p text:style-name="P81">2.3 Zer gertatzen da prozesu batek tratatu gabeko seinale heltzen zaionean?</text:p>
            </text:list-header>
          </text:list>
        </text:list-item>
      </text:list>
      <text:p text:style-name="P1"><text:tab/><text:tab/></text:p>
      <text:p text:style-name="P6"><text:tab/><text:tab/><text:span text:style-name="T63">Tratatu ez den seinainale bat jasotzean kill-ek defektuzko seinalea bidaliko du, <text:tab/><text:tab/>normalean programa eteta.</text:span></text:p>
      <text:p text:style-name="P1"><text:tab/><text:tab/></text:p>
      <text:list xml:id="list191434473571934" text:continue-numbering="true" text:style-name="WW8Num15">
        <text:list-item>
          <text:list>
            <text:list-header>
              <text:p text:style-name="P81"/>
              <text:p text:style-name="P81">2.4 Aldatu aurreko trapper.c 1tik 9arteko <text:s/>seinaleak tratatzeko. Egikaritu ostean SIGUSR1 seinalea bidatzeko. Zein da erabili duzun komandoa?</text:p>
            </text:list-header>
          </text:list>
        </text:list-item>
      </text:list>
      <text:p text:style-name="P1"><text:tab/><text:tab/></text:p>
      <text:p text:style-name="P5"><text:tab/><text:tab/><text:span text:style-name="T62">gedit trapper.c → </text:span><text:span text:style-name="Fuente_20_programas"><text:span text:style-name="T12">for(i=1;i&lt;=64;i++)</text:span></text:span><text:span text:style-name="Fuente_20_programas"><text:span text:style-name="T11">{</text:span></text:span></text:p>
      <text:p text:style-name="P5"><text:span text:style-name="Fuente_20_programas"><text:span text:style-name="T11"><text:tab/><text:tab/></text:span></text:span><text:span text:style-name="Fuente_20_programas"><text:span text:style-name="T13">kill -s SIGUSR1 9787</text:span></text:span></text:p>
      <text:list xml:id="list191434578330058" text:continue-numbering="true" text:style-name="WW8Num15">
        <text:list-item>
          <text:list>
            <text:list-header>
              <text:p text:style-name="P71"/>
              <text:p text:style-name="P81"/>
              <text:p text:style-name="P81">2.5 Zer gertatu da <text:s/>SIGUSR1 bidali ostean? Zergatik?</text:p>
              <text:list text:continue-numbering="true">
                <text:list-header>
                  <text:p text:style-name="P83"/>
                  <text:p text:style-name="P83">Tratatu ez den seinainale bat jasotzean kill-ek defektuzko seinalea bidaliko du, normalean programa eteta.</text:p>
                  <text:p text:style-name="P83">Kasu honetan → Señal definida por el usuario 1</text:p>
                </text:list-header>
              </text:list>
            </text:list-header>
          </text:list>
        </text:list-item>
      </text:list>
      <text:p text:style-name="P84"/>
      <text:p text:style-name="P84"/>
      <text:p text:style-name="P84"/>
      <text:list xml:id="list191433331855792" text:continue-list="list191432630258017" text:style-name="WW8Num16">
        <text:list-item>
          <text:p text:style-name="P91"><text:soft-page-break/>Moldatu programa SIGUSR1 seinalea jasoz gero “Kaixo” mezua ateratzeko.</text:p>
          <text:list>
            <text:list-item>
              <text:list>
                <text:list-header>
                  <text:p text:style-name="P92"/>
                  <text:p text:style-name="P93">gedit trapper.c</text:p>
                </text:list-header>
              </text:list>
            </text:list-item>
          </text:list>
          <text:p text:style-name="P93"/>
        </text:list-item>
      </text:list>
      <text:p text:style-name="P95">#include &lt;signal.h&gt;</text:p>
      <text:p text:style-name="P95">#include &lt;stdio.h&gt;<text:tab/><text:tab/><text:tab/></text:p>
      <text:p text:style-name="P95">#include &lt;unistd.h&gt;</text:p>
      <text:p text:style-name="P94">#include &lt;stdio.h&gt;</text:p>
      <text:p text:style-name="P94">void trapper(int);</text:p>
      <text:p text:style-name="P94">int main(int argc, char *argv[])</text:p>
      <text:p text:style-name="P94">{</text:p>
      <text:p text:style-name="P94"><text:tab/>int i;</text:p>
      <text:p text:style-name="P94"><text:tab/>for(i=1;i&lt;=64;i++){</text:p>
      <text:p text:style-name="P94"><text:tab/><text:tab/>signal(i, trapper);}</text:p>
      <text:p text:style-name="P94"><text:tab/>printf("Identificador del proceso: %d\n", getpid() );</text:p>
      <text:p text:style-name="P94"><text:tab/>pause();</text:p>
      <text:p text:style-name="P94"><text:tab/>printf("Continuando...\n");</text:p>
      <text:p text:style-name="P94"><text:tab/>return 0;</text:p>
      <text:p text:style-name="P94">}</text:p>
      <text:p text:style-name="P94">void trapper(int sig)</text:p>
      <text:p text:style-name="P94">{</text:p>
      <text:p text:style-name="P94"><text:tab/>signal(sig, trapper);</text:p>
      <text:p text:style-name="P94"><text:tab/>if(sig == 10||sig == 16||sig=30){</text:p>
      <text:p text:style-name="P94"><text:tab/><text:tab/>printf("Kaixo"\n);</text:p>
      <text:p text:style-name="P94"><text:tab/>}</text:p>
      <text:p text:style-name="P94"><text:tab/></text:p>
      <text:p text:style-name="P94"><text:tab/>printf("Señal que he recogido: %d\n", sig);</text:p>
      <text:p text:style-name="P94">}</text:p>
      <text:p text:style-name="P94"/>
      <text:list xml:id="list191434507599267" text:continue-numbering="true" text:style-name="WW8Num16">
        <text:list-item>
          <text:list>
            <text:list-item>
              <text:p text:style-name="P91">Moldatu mezu bera ateratzeko hurrengo seinaleekin SIGUSR2, SIGCONT, SIGSTOP eta SIGKILL. Posible da hori egitea? Idatzi seinale bakoitzaren portaera.</text:p>
            </text:list-item>
          </text:list>
        </text:list-item>
      </text:list>
      <text:p text:style-name="P96"/>
      <text:p text:style-name="P98">#include &lt;signal.h&gt;</text:p>
      <text:p text:style-name="P98">#include &lt;stdio.h&gt;</text:p>
      <text:p text:style-name="P98">#include &lt;unistd.h&gt;</text:p>
      <text:p text:style-name="P98">#include &lt;stdio.h&gt;</text:p>
      <text:p text:style-name="P98">void trapper(int);</text:p>
      <text:p text:style-name="P98">int main(int argc, char *argv[])</text:p>
      <text:p text:style-name="P98">{</text:p>
      <text:p text:style-name="P98"><text:tab/>int i;</text:p>
      <text:p text:style-name="P98"><text:tab/>for(i=1;i&lt;=64;i++){</text:p>
      <text:p text:style-name="P98"><text:tab/><text:tab/>signal(i, trapper);}</text:p>
      <text:p text:style-name="P98"><text:tab/>printf("Identificador del proceso: %d\n", getpid() );</text:p>
      <text:p text:style-name="P98"><text:tab/>pause();</text:p>
      <text:p text:style-name="P98"><text:tab/>printf("Continuando...\n");</text:p>
      <text:p text:style-name="P98"><text:tab/>return 0;</text:p>
      <text:p text:style-name="P98">}</text:p>
      <text:p text:style-name="P98">void trapper(int sig)</text:p>
      <text:p text:style-name="P98">{</text:p>
      <text:p text:style-name="P98"><text:tab/>signal(sig, trapper);</text:p>
      <text:p text:style-name="P98"><text:tab/>if(sig == 10||sig == 16||sig=30){</text:p>
      <text:p text:style-name="P98"><text:tab/><text:tab/>printf("Kaixo"\n);</text:p>
      <text:p text:style-name="P98"><text:soft-page-break/><text:tab/>}</text:p>
      <text:p text:style-name="P98"><text:tab/>if else(sig == 12||sig == 17||sig=31){</text:p>
      <text:p text:style-name="P98"><text:tab/><text:tab/>printf("Kaixo"\n);</text:p>
      <text:p text:style-name="P98"><text:tab/>}</text:p>
      <text:p text:style-name="P98"><text:tab/>if else(sig == 17||sig == 19||sig=23){</text:p>
      <text:p text:style-name="P98"><text:tab/><text:tab/>printf("Kaixo"\n);</text:p>
      <text:p text:style-name="P98"><text:tab/>}</text:p>
      <text:p text:style-name="P98"><text:tab/>if else(sig == 18||sig == 19||sig=25){</text:p>
      <text:p text:style-name="P98"><text:tab/><text:tab/>printf("Kaixo"\n);</text:p>
      <text:p text:style-name="P98"><text:tab/>}</text:p>
      <text:p text:style-name="P98"><text:tab/>if else(sig == 9){</text:p>
      <text:p text:style-name="P98"><text:tab/><text:tab/>printf("Kaixo"\n);</text:p>
      <text:p text:style-name="P98"><text:tab/>}</text:p>
      <text:p text:style-name="P98"><text:tab/>printf("Señal que he recogido: %d\n", sig);</text:p>
      <text:p text:style-name="P98">}</text:p>
      <text:p text:style-name="P97"/>
      <text:list xml:id="list191433998004273" text:continue-numbering="true" text:style-name="WW8Num16">
        <text:list-item>
          <text:p text:style-name="P73">Trapper() funtzioaren barruan beharrezkoa da signal funtzioari berriz deitzea?</text:p>
        </text:list-item>
      </text:list>
      <text:p text:style-name="P2"/>
      <text:p text:style-name="P2"><text:tab/><text:span text:style-name="T64">Bai signal funtzioak jasotako seinalea gestionatu ahal izateko.</text:span></text:p>
      <text:p text:style-name="P2"/>
      <text:list xml:id="list191434114991398" text:continue-numbering="true" text:style-name="WW8Num16">
        <text:list-item>
          <text:p text:style-name="P73">Hurrengo <text:s/>killer.c programa konpilatu</text:p>
        </text:list-item>
      </text:list>
      <text:p text:style-name="Standard"><text:span text:style-name="T1"><text:s text:c="7"/></text:span><text:span text:style-name="T6">// killer.c</text:span></text:p>
      <text:p text:style-name="P42"><text:span text:style-name="Fuente_20_programas"><text:span text:style-name="T10">#include &lt;sys/types.h&gt;</text:span></text:span></text:p>
      <text:p text:style-name="P42"><text:span text:style-name="Fuente_20_programas"><text:span text:style-name="T10">#include &lt;signal.h&gt;</text:span></text:span></text:p>
      <text:p text:style-name="P42"><text:span text:style-name="Fuente_20_programas"><text:span text:style-name="T10">#include &lt;unistd.h&gt;</text:span></text:span></text:p>
      <text:p text:style-name="P43"><text:span text:style-name="Fuente_20_programas"><text:span text:style-name="T9">#include &lt;stdio.h&gt;</text:span></text:span></text:p>
      <text:p text:style-name="P42"><text:span text:style-name="Fuente_20_programas"><text:span text:style-name="T10">int main(int argc, char *argv[])</text:span></text:span></text:p>
      <text:p text:style-name="P42"><text:span text:style-name="Fuente_20_programas"><text:span text:style-name="T10">{</text:span></text:span></text:p>
      <text:p text:style-name="P42"><text:span text:style-name="Fuente_20_programas"><text:span text:style-name="T10"><text:tab/>pid_t pid;</text:span></text:span></text:p>
      <text:p text:style-name="P42"><text:span text:style-name="Fuente_20_programas"><text:span text:style-name="T10"><text:tab/>int sig;</text:span></text:span></text:p>
      <text:p text:style-name="P42"><text:span text:style-name="Fuente_20_programas"><text:span text:style-name="T10"><text:tab/>if(argc==3)</text:span></text:span></text:p>
      <text:p text:style-name="P42"><text:span text:style-name="Fuente_20_programas"><text:span text:style-name="T10"><text:tab/>{</text:span></text:span></text:p>
      <text:p text:style-name="P42"><text:span text:style-name="Fuente_20_programas"><text:span text:style-name="T10"><text:tab/><text:tab/>pid=(pid_t)atoi(argv[1]);</text:span></text:span></text:p>
      <text:p text:style-name="P42"><text:span text:style-name="Fuente_20_programas"><text:span text:style-name="T10"><text:tab/><text:tab/>sig=atoi(argv[2]);</text:span></text:span></text:p>
      <text:p text:style-name="P42"><text:span text:style-name="Fuente_20_programas"><text:span text:style-name="T10"><text:tab/><text:tab/>kill(pid, sig);</text:span></text:span></text:p>
      <text:p text:style-name="P42"><text:span text:style-name="Fuente_20_programas"><text:span text:style-name="T10"><text:tab/>} else {</text:span></text:span></text:p>
      <text:p text:style-name="P42"><text:span text:style-name="Fuente_20_programas"><text:span text:style-name="T10"><text:tab/><text:tab/>printf("Uso correcto:\n %s pid signal\n", <text:s/>argv[0]);</text:span></text:span></text:p>
      <text:p text:style-name="P42"><text:span text:style-name="Fuente_20_programas"><text:span text:style-name="T10"><text:tab/><text:tab/>return -1;</text:span></text:span></text:p>
      <text:p text:style-name="P42"><text:span text:style-name="Fuente_20_programas"><text:span text:style-name="T10"><text:tab/>}</text:span></text:span></text:p>
      <text:p text:style-name="P42"><text:span text:style-name="Fuente_20_programas"><text:span text:style-name="T10"><text:tab/>return 0;</text:span></text:span></text:p>
      <text:p text:style-name="P42"><text:span text:style-name="Fuente_20_programas"><text:span text:style-name="T10">}</text:span></text:span></text:p>
      <text:list xml:id="list191434653538010" text:continue-numbering="true" text:style-name="WW8Num16">
        <text:list-item>
          <text:list>
            <text:list-item>
              <text:p text:style-name="P73">Zer egiten du atoi funtzioak?</text:p>
            </text:list-item>
          </text:list>
        </text:list-item>
      </text:list>
      <text:p text:style-name="P4"/>
      <text:p text:style-name="P4"><text:tab/><text:span text:style-name="T65">a</text:span>toi funtzioak string <text:s/>bat int motara aldatzen du.</text:p>
      <text:list xml:id="list191433769521737" text:continue-numbering="true" text:style-name="WW8Num16">
        <text:list-item>
          <text:list>
            <text:list-header>
              <text:p text:style-name="P73"/>
            </text:list-header>
            <text:list-item>
              <text:p text:style-name="P73">Linuxen, pid_t mota, ze mota da?</text:p>
            </text:list-item>
          </text:list>
        </text:list-item>
      </text:list>
      <text:p text:style-name="P2"><text:tab/></text:p>
      <text:p text:style-name="P2"><text:tab/>typedef int __pid_t;</text:p>
      <text:list xml:id="list191432737077808" text:continue-numbering="true" text:style-name="WW8Num16">
        <text:list-item>
          <text:list>
            <text:list-header>
              <text:p text:style-name="P73"/>
            </text:list-header>
            <text:list-item>
              <text:p text:style-name="P73">Trapper egikaritu. Bere PID jaso. Eta “./killer PID 9” egikaritu ostean. Ze gertatu da eta zergatik?</text:p>
              <text:list>
                <text:list-header>
                  <text:p text:style-name="P74"/>
                  <text:p text:style-name="P74">Trapper prozesua amaitu da killer-ek trapper-en PID-ari 9 seinalea bidali diolako (SIGKILL)</text:p>
                </text:list-header>
              </text:list>
            </text:list-item>
          </text:list>
        </text:list-item>
      </text:list>
      <text:p text:style-name="P2"/>
      <text:list xml:id="list191434410083784" text:continue-numbering="true" text:style-name="WW8Num16">
        <text:list-item>
          <text:p text:style-name="P73"><text:soft-page-break/>Hurrengo programa alarm.c egikaritu.</text:p>
        </text:list-item>
      </text:list>
      <text:p text:style-name="Standard"><text:span text:style-name="Fuente_20_programas"><text:span text:style-name="T18"><text:s text:c="6"/></text:span></text:span><text:span text:style-name="Fuente_20_programas"><text:span text:style-name="T14">#include &lt;signal.h&gt;</text:span></text:span></text:p>
      <text:p text:style-name="Standard"><text:span text:style-name="Fuente_20_programas"><text:span text:style-name="T14"><text:tab/>#include &lt;unistd.h&gt;</text:span></text:span></text:p>
      <text:p text:style-name="Standard"><text:span text:style-name="Fuente_20_programas"><text:span text:style-name="T14"><text:tab/></text:span></text:span><text:span text:style-name="Fuente_20_programas"><text:span text:style-name="T10">#include &lt;stdio.h&gt;</text:span></text:span></text:p>
      <text:p text:style-name="Standard"><text:span text:style-name="Fuente_20_programas"><text:span text:style-name="T14"><text:tab/>void trapper(int);</text:span></text:span></text:p>
      <text:p text:style-name="Standard"><text:span text:style-name="Fuente_20_programas"><text:span text:style-name="T14"><text:tab/>int main(int argc, char *argv[])</text:span></text:span></text:p>
      <text:p text:style-name="Standard"><text:span text:style-name="Fuente_20_programas"><text:span text:style-name="T14"><text:tab/>{</text:span></text:span></text:p>
      <text:p text:style-name="Standard"><text:span text:style-name="Fuente_20_programas"><text:span text:style-name="T14"><text:tab/><text:tab/>int i;</text:span></text:span></text:p>
      <text:p text:style-name="Standard"><text:span text:style-name="Fuente_20_programas"><text:span text:style-name="T14"><text:tab/><text:tab/>signal(14, trapper);</text:span></text:span></text:p>
      <text:p text:style-name="Standard"><text:span text:style-name="Fuente_20_programas"><text:span text:style-name="T14"><text:tab/><text:tab/>printf("Identificador proceso: %d\n", getpid() );</text:span></text:span></text:p>
      <text:p text:style-name="Standard"><text:span text:style-name="Fuente_20_programas"><text:span text:style-name="T14"><text:tab/><text:tab/>alarm(5);</text:span></text:span></text:p>
      <text:p text:style-name="Standard"><text:span text:style-name="Fuente_20_programas"><text:span text:style-name="T14"><text:tab/><text:tab/>pause();</text:span></text:span></text:p>
      <text:p text:style-name="Standard"><text:span text:style-name="Fuente_20_programas"><text:span text:style-name="T14"><text:tab/><text:tab/>alarm(3);</text:span></text:span></text:p>
      <text:p text:style-name="Standard"><text:span text:style-name="Fuente_20_programas"><text:span text:style-name="T14"><text:tab/><text:tab/>pause();</text:span></text:span></text:p>
      <text:p text:style-name="Standard"><text:span text:style-name="Fuente_20_programas"><text:span text:style-name="T14"><text:tab/><text:tab/>for(;;)</text:span></text:span></text:p>
      <text:p text:style-name="Standard"><text:span text:style-name="Fuente_20_programas"><text:span text:style-name="T14"><text:tab/><text:tab/>{</text:span></text:span></text:p>
      <text:p text:style-name="Standard"><text:span text:style-name="Fuente_20_programas"><text:span text:style-name="T14"><text:tab/><text:tab/><text:tab/>alarm(1);</text:span></text:span></text:p>
      <text:p text:style-name="Standard"><text:span text:style-name="Fuente_20_programas"><text:span text:style-name="T14"><text:tab/><text:tab/><text:tab/>pause();</text:span></text:span></text:p>
      <text:p text:style-name="Standard"><text:span text:style-name="Fuente_20_programas"><text:span text:style-name="T14"><text:tab/><text:tab/>}</text:span></text:span></text:p>
      <text:p text:style-name="Standard"><text:span text:style-name="Fuente_20_programas"><text:span text:style-name="T14"><text:tab/><text:tab/>return 0;</text:span></text:span></text:p>
      <text:p text:style-name="Standard"><text:span text:style-name="Fuente_20_programas"><text:span text:style-name="T14"><text:tab/>}</text:span></text:span></text:p>
      <text:p text:style-name="Standard"><text:span text:style-name="Fuente_20_programas"><text:span text:style-name="T14"><text:tab/></text:span></text:span></text:p>
      <text:p text:style-name="Standard"><text:span text:style-name="Fuente_20_programas"><text:span text:style-name="T14"><text:tab/>void trapper(int sig)</text:span></text:span></text:p>
      <text:p text:style-name="Standard"><text:span text:style-name="Fuente_20_programas"><text:span text:style-name="T14"><text:tab/>{</text:span></text:span></text:p>
      <text:p text:style-name="Standard"><text:span text:style-name="Fuente_20_programas"><text:span text:style-name="T14"><text:tab/><text:tab/>signal(sig, trapper);</text:span></text:span></text:p>
      <text:p text:style-name="Standard"><text:span text:style-name="Fuente_20_programas"><text:span text:style-name="T14"><text:tab/><text:tab/>printf("RIIIIIIIIING!\n");</text:span></text:span></text:p>
      <text:p text:style-name="Standard"><text:span text:style-name="Fuente_20_programas"><text:span text:style-name="T14"><text:s text:c="5"/>}</text:span></text:span></text:p>
      <text:p text:style-name="Standard"><text:span text:style-name="Fuente_20_programas"><text:span text:style-name="T14"/></text:span></text:p>
      <text:list xml:id="list191434202802864" text:continue-numbering="true" text:style-name="WW8Num16">
        <text:list-item>
          <text:list>
            <text:list-item>
              <text:p text:style-name="P87">Zer egiten dute hurrengo aginduak?</text:p>
            </text:list-item>
          </text:list>
        </text:list-item>
      </text:list>
      <text:p text:style-name="P51">signal(14, trapper);</text:p>
      <text:p text:style-name="P51"><text:tab/><text:span text:style-name="T66">Heldutako seinalea SIGALRM den gestionatzen du.</text:span></text:p>
      <text:p text:style-name="P51"><text:span text:style-name="T66">f</text:span>or(;;) {</text:p>
      <text:p text:style-name="P51">alarm(1);</text:p>
      <text:p text:style-name="P51">pause(); }</text:p>
      <text:p text:style-name="P51"><text:tab/><text:span text:style-name="T66">begizta infinitu batean segundu bateko alarmak egikarituko dira eta seinalea <text:tab/>itxarongo da.</text:span></text:p>
      <text:p text:style-name="P51"/>
      <text:list xml:id="list191434325963177" text:continue-numbering="true" text:style-name="WW8Num16">
        <text:list-item>
          <text:list>
            <text:list-item>
              <text:p text:style-name="P87">Zer egiten du programak?</text:p>
              <text:p text:style-name="P88"/>
              <text:p text:style-name="P88">SIGALRM heltzen zaionean RIIIIIIIIING aterako du pantailan. Programak, 5 segunduko alarma bat ipiniko du eta pause egingo du seinale bat lortu arte, ondoren 3 segundutan ipiniko da eta berriz itxarongo du, azkenik begizta batean sartuko da segundu bateko alarmak ipiniz.</text:p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list xml:id="list191433604645343" text:continue-numbering="true" text:style-name="WW8Num16">
        <text:list-item>
          <text:p text:style-name="P73">Hurrengo signalfork.c <text:s/>programa egikaritu:</text:p>
        </text:list-item>
      </text:list>
      <text:p text:style-name="P50"><text:span text:style-name="Fuente_20_programas"><text:span text:style-name="T14">#include &lt;sys/types.h&gt;</text:span></text:span></text:p>
      <text:p text:style-name="P50"><text:span text:style-name="Fuente_20_programas"><text:span text:style-name="T14">#include &lt;stdio.h&gt;</text:span></text:span></text:p>
      <text:p text:style-name="P50"><text:span text:style-name="Fuente_20_programas"><text:span text:style-name="T14">#include &lt;unistd.h&gt;</text:span></text:span></text:p>
      <text:p text:style-name="P50"><text:span text:style-name="Fuente_20_programas"><text:span text:style-name="T14">#include &lt;signal.h&gt;</text:span></text:span></text:p>
      <text:p text:style-name="P50"><text:span text:style-name="Fuente_20_programas"><text:span text:style-name="T16"/></text:span></text:p>
      <text:p text:style-name="P50"><text:span text:style-name="Fuente_20_programas"><text:span text:style-name="T14">void trapper(int sig)</text:span></text:span></text:p>
      <text:p text:style-name="P50"><text:span text:style-name="Fuente_20_programas"><text:span text:style-name="T14">{</text:span></text:span></text:p>
      <text:p text:style-name="P50"><text:span text:style-name="Fuente_20_programas"><text:span text:style-name="T14"><text:tab/>signal(sig, trapper);</text:span></text:span></text:p>
      <text:p text:style-name="P50"><text:span text:style-name="Fuente_20_programas"><text:span text:style-name="T14"><text:tab/>printf("SIGUSR1\n");</text:span></text:span></text:p>
      <text:p text:style-name="P50"><text:span text:style-name="Fuente_20_programas"><text:span text:style-name="T14">}</text:span></text:span></text:p>
      <text:p text:style-name="P50"><text:span text:style-name="Fuente_20_programas"><text:span text:style-name="T16"/></text:span></text:p>
      <text:p text:style-name="P50"><text:span text:style-name="Fuente_20_programas"><text:span text:style-name="T14">int main(int argc, char *argv[])</text:span></text:span></text:p>
      <text:p text:style-name="P50"><text:span text:style-name="Fuente_20_programas"><text:span text:style-name="T14">{</text:span></text:span></text:p>
      <text:p text:style-name="P50"><text:span text:style-name="Fuente_20_programas"><text:span text:style-name="T14"><text:tab/>pid_t padre, hijo;</text:span></text:span></text:p>
      <text:p text:style-name="P50"><text:span text:style-name="Fuente_20_programas"><text:span text:style-name="T14"><text:tab/>padre = getpid();</text:span></text:span></text:p>
      <text:p text:style-name="P50"><text:span text:style-name="Fuente_20_programas"><text:span text:style-name="T14"><text:tab/>signal( SIGUSR1, trapper );</text:span></text:span></text:p>
      <text:p text:style-name="P50"><text:span text:style-name="Fuente_20_programas"><text:span text:style-name="T14"><text:tab/>if ( (hijo=fork()) == 0 )</text:span></text:span></text:p>
      <text:p text:style-name="P50"><text:span text:style-name="Fuente_20_programas"><text:span text:style-name="T14"><text:tab/>{ /* hijo */</text:span></text:span></text:p>
      <text:p text:style-name="P50"><text:span text:style-name="Fuente_20_programas"><text:span text:style-name="T14"><text:tab/><text:tab/>sleep(1);</text:span></text:span></text:p>
      <text:p text:style-name="P50"><text:span text:style-name="Fuente_20_programas"><text:span text:style-name="T14"><text:tab/><text:tab/>kill(padre, SIGUSR1);</text:span></text:span></text:p>
      <text:p text:style-name="P50"><text:span text:style-name="Fuente_20_programas"><text:span text:style-name="T14"><text:tab/><text:tab/>sleep(1);</text:span></text:span></text:p>
      <text:p text:style-name="P50"><text:span text:style-name="Fuente_20_programas"><text:span text:style-name="T14"><text:tab/><text:tab/>kill(padre, SIGUSR1);</text:span></text:span></text:p>
      <text:p text:style-name="P50"><text:span text:style-name="Fuente_20_programas"><text:span text:style-name="T14"><text:tab/><text:tab/>sleep(1);</text:span></text:span></text:p>
      <text:p text:style-name="P50"><text:span text:style-name="Fuente_20_programas"><text:span text:style-name="T14"><text:tab/><text:tab/>kill(padre, SIGUSR1);</text:span></text:span></text:p>
      <text:p text:style-name="P50"><text:span text:style-name="Fuente_20_programas"><text:span text:style-name="T14"><text:tab/><text:tab/>sleep(1);</text:span></text:span></text:p>
      <text:p text:style-name="P50"><text:span text:style-name="Fuente_20_programas"><text:span text:style-name="T14"><text:tab/><text:tab/>kill(padre, SIGKILL);</text:span></text:span></text:p>
      <text:p text:style-name="P50"><text:span text:style-name="Fuente_20_programas"><text:span text:style-name="T14"><text:tab/><text:tab/>exit(0);</text:span></text:span></text:p>
      <text:p text:style-name="P50"><text:span text:style-name="Fuente_20_programas"><text:span text:style-name="T14"><text:tab/>}</text:span></text:span></text:p>
      <text:p text:style-name="P50"><text:span text:style-name="Fuente_20_programas"><text:span text:style-name="T14"><text:tab/>else</text:span></text:span></text:p>
      <text:p text:style-name="P50"><text:span text:style-name="Fuente_20_programas"><text:span text:style-name="T14"><text:tab/>{ /* padre */</text:span></text:span></text:p>
      <text:p text:style-name="P50"><text:span text:style-name="Fuente_20_programas"><text:span text:style-name="T14"><text:tab/><text:tab/>for (;;);</text:span></text:span></text:p>
      <text:p text:style-name="P50"><text:span text:style-name="Fuente_20_programas"><text:span text:style-name="T14"><text:tab/>}</text:span></text:span></text:p>
      <text:p text:style-name="P50"><text:span text:style-name="Fuente_20_programas"><text:span text:style-name="T14"><text:tab/></text:span></text:span></text:p>
      <text:p text:style-name="P50"><text:span text:style-name="Fuente_20_programas"><text:span text:style-name="T14"><text:tab/>return 0;</text:span></text:span></text:p>
      <text:p text:style-name="P50"><text:span text:style-name="Fuente_20_programas"><text:span text:style-name="T14">}</text:span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p text:style-name="P50"><text:span text:style-name="Fuente_20_programas"><text:span text:style-name="T14"/></text:span></text:p>
      <text:list xml:id="list191433126196747" text:continue-numbering="true" text:style-name="WW8Num16">
        <text:list-item>
          <text:list>
            <text:list-item>
              <text:p text:style-name="P68"><text:soft-page-break/><text:span text:style-name="T6">Programa honetan semeak aitari bidalitako seinaleak ditugu. Baina zer gertatuko zan aitak semeari </text:span><text:span text:style-name="Fuente_20_programas"><text:span text:style-name="T7">SIGUSR1 </text:span></text:span><text:span text:style-name="T6">seinalea bidaliz gero? Signal funtzioaren portaera fork egiterakoan semean ere eragin bera du (portaera heredatzen du?). Zer gertatuko da? Aldatu programa aitak semeari </text:span><text:span text:style-name="T1">SIGUSR1 seinalea bidaltzeko, eta portaera heredatzen den jakiteko.</text:span></text:p>
            </text:list-item>
          </text:list>
        </text:list-item>
      </text:list>
      <text:p text:style-name="P2"><text:tab/></text:p>
      <text:p text:style-name="P45"><text:tab/>#include &lt;sys/types.h&gt;</text:p>
      <text:p text:style-name="P45"><text:tab/>#include &lt;stdio.h&gt;</text:p>
      <text:p text:style-name="P45"><text:tab/>#include &lt;unistd.h&gt;</text:p>
      <text:p text:style-name="P45"><text:tab/>#include &lt;signal.h&gt;</text:p>
      <text:p text:style-name="P45"/>
      <text:p text:style-name="P45"><text:tab/>void trapper(int sig)</text:p>
      <text:p text:style-name="P45"><text:tab/>{</text:p>
      <text:p text:style-name="P45"><text:tab/><text:tab/>signal(sig, trapper);</text:p>
      <text:p text:style-name="P45"><text:tab/><text:tab/>printf("SIGUSR1\n");</text:p>
      <text:p text:style-name="P45"><text:tab/>}</text:p>
      <text:p text:style-name="P45"><text:tab/></text:p>
      <text:p text:style-name="P45"><text:tab/>int main(int argc, char *argv[])</text:p>
      <text:p text:style-name="P45"><text:tab/>{</text:p>
      <text:p text:style-name="P45"><text:tab/><text:tab/>pid_t padre, hijo;</text:p>
      <text:p text:style-name="P45"><text:tab/><text:tab/>padre = getpid();</text:p>
      <text:p text:style-name="P45"><text:tab/><text:tab/>signal( SIGUSR1, trapper );</text:p>
      <text:p text:style-name="P45"><text:tab/><text:tab/>if ( (hijo=fork()) == 0 )</text:p>
      <text:p text:style-name="P45"><text:tab/><text:tab/>{ /* hijo */</text:p>
      <text:p text:style-name="P45"><text:tab/><text:tab/><text:tab/>for (;;);</text:p>
      <text:p text:style-name="P45"><text:tab/><text:tab/>}</text:p>
      <text:p text:style-name="P45"><text:tab/><text:tab/>else</text:p>
      <text:p text:style-name="P45"><text:tab/><text:tab/>{ /* padre */</text:p>
      <text:p text:style-name="P45"><text:tab/><text:tab/><text:tab/>sleep(1);</text:p>
      <text:p text:style-name="P45"><text:tab/><text:tab/><text:tab/>kill(hijo, SIGUSR1);</text:p>
      <text:p text:style-name="P45"><text:tab/><text:tab/><text:tab/>sleep(1);</text:p>
      <text:p text:style-name="P45"><text:tab/><text:tab/><text:tab/>kill(hijo, SIGUSR1);</text:p>
      <text:p text:style-name="P45"><text:tab/><text:tab/><text:tab/>sleep(1);</text:p>
      <text:p text:style-name="P45"><text:tab/><text:tab/><text:tab/>kill(hijo, SIGUSR1);</text:p>
      <text:p text:style-name="P45"><text:tab/><text:tab/><text:tab/>sleep(1);</text:p>
      <text:p text:style-name="P45"><text:tab/><text:tab/><text:tab/>kill(hijo, SIGKILL);</text:p>
      <text:p text:style-name="P45"><text:tab/><text:tab/><text:tab/>exit(0);</text:p>
      <text:p text:style-name="P45"><text:tab/><text:tab/>}</text:p>
      <text:p text:style-name="P45"><text:tab/><text:tab/></text:p>
      <text:p text:style-name="P45"><text:tab/><text:tab/>return 0;</text:p>
      <text:p text:style-name="P45"><text:tab/>}</text:p>
      <text:p text:style-name="P46">Portaera heredatzen du.</text:p>
      <text:p text:style-name="P46"/>
      <text:list xml:id="list191433076382854" text:continue-numbering="true" text:style-name="WW8Num16">
        <text:list-item>
          <text:list>
            <text:list-item>
              <text:p text:style-name="P87">Aldatu semearen hurrengo lerro biak:</text:p>
            </text:list-item>
          </text:list>
        </text:list-item>
      </text:list>
      <text:p text:style-name="P49">/*hijo */ </text:p>
      <text:p text:style-name="P49">sleep(10); </text:p>
      <text:p text:style-name="P45">Aldatu aitaren lehenengo lerroak:</text:p>
      <text:p text:style-name="P44"><text:span text:style-name="T5"><text:s/></text:span><text:span text:style-name="T8">/* padre */ </text:span></text:p>
      <text:p text:style-name="P49"><text:s/>sleep(2); </text:p>
      <text:p text:style-name="P49">kill(hijo, SIGUSR2); </text:p>
      <text:p text:style-name="P49">for (;;);</text:p>
      <text:p text:style-name="P47">konpilatu eta egikaritu. Blokeatzen da? Zergatik? </text:p>
      <text:p text:style-name="P47"><text:soft-page-break/></text:p>
      <text:p text:style-name="P48">Bai blokeatu egiten da, <text:span text:style-name="T67">SIGUSR2-en defektuzko funtzioa exekutatzen da eta. Umea lotan egotean gurasoak seinalea bidaliko dio, umea aktibatuz, umearen kill funtzioak ez dira exekutatuko eta gurasoak umeari kill egitean begizta infinitura sartuko da.</text:span></text:p>
      <text:p text:style-name="P47"/>
      <text:list xml:id="list191433317438078" text:continue-numbering="true" text:style-name="WW8Num16">
        <text:list-item>
          <text:p text:style-name="P64"><text:span text:style-name="T48">Hurrengo programak </text:span>“lana” <text:span text:style-name="T48">katalogoa sortzen du. Egin gauza bera gainerako </text:span>exec <text:span text:style-name="T48">funtzioak erabiliz</text:span>.</text:p>
          <text:p text:style-name="P67"/>
        </text:list-item>
      </text:list>
      <text:p text:style-name="P12">#include &lt;unistd.h&gt;</text:p>
      <text:p text:style-name="P12">#include &lt;stdlib.h&gt;</text:p>
      <text:p text:style-name="P12">#include &lt;stdio.h&gt;</text:p>
      <text:p text:style-name="P12">int main(void)</text:p>
      <text:p text:style-name="P12">{char *args[]={"/bin/mkdir","lana",NULL};</text:p>
      <text:p text:style-name="P12">if (execve("/bin/mkdir",args,NULL)==-1)</text:p>
      <text:p text:style-name="P12">{perror("execve");</text:p>
      <text:p text:style-name="P12"><text:s text:c="2"/>exit(EXIT_FAILURE);}</text:p>
      <text:p text:style-name="P12">puts("No debería llegar aqui");</text:p>
      <text:p text:style-name="P7">exit(EXIT_SUCCESS);}</text:p>
      <text:p text:style-name="P7"/>
      <text:p text:style-name="P75">###execl</text:p>
      <text:p text:style-name="P75"/>
      <text:p text:style-name="P89">#include &lt;unistd.h&gt;</text:p>
      <text:p text:style-name="P89">#include &lt;stdlib.h&gt;</text:p>
      <text:p text:style-name="P89">#include &lt;stdio.h&gt;</text:p>
      <text:p text:style-name="P89">int main(void)</text:p>
      <text:p text:style-name="P89">{char *args[]={"/bin/mkdir","lana",NULL};</text:p>
      <text:p text:style-name="P89">if (exec<text:span text:style-name="T68">l</text:span>("/bin/mkdir",args<text:span text:style-name="T68">[0],args[1],args[2]</text:span>,NULL)==-1)</text:p>
      <text:p text:style-name="P89">{perror("exec<text:span text:style-name="T68">l</text:span>");</text:p>
      <text:p text:style-name="P89"><text:s text:c="2"/>exit(EXIT_FAILURE);}</text:p>
      <text:p text:style-name="P89">puts("No debería llegar aqui");</text:p>
      <text:p text:style-name="P78">exit(EXIT_SUCCESS);}</text:p>
      <text:p text:style-name="P78"/>
      <text:p text:style-name="P79">###execlp</text:p>
      <text:p text:style-name="P79"/>
      <text:p text:style-name="P90">#include &lt;unistd.h&gt;</text:p>
      <text:p text:style-name="P90">#include &lt;stdlib.h&gt;</text:p>
      <text:p text:style-name="P90">#include &lt;stdio.h&gt;</text:p>
      <text:p text:style-name="P90">int main(void)</text:p>
      <text:p text:style-name="P90">{char *args[]={"/bin/mkdir","lana",NULL};</text:p>
      <text:p text:style-name="P90">if (exec<text:span text:style-name="T69">lp</text:span>("/bin/mkdir",args<text:span text:style-name="T68">[0],args[1],args[2]</text:span>,NULL)==-1)</text:p>
      <text:p text:style-name="P90">{perror("exec<text:span text:style-name="T69">lp</text:span>");</text:p>
      <text:p text:style-name="P90"><text:s text:c="2"/>exit(EXIT_FAILURE);}</text:p>
      <text:p text:style-name="P90">puts("No debería llegar aqui");</text:p>
      <text:p text:style-name="P79">exit(EXIT_SUCCESS);}</text:p>
      <text:p text:style-name="P79"/>
      <text:p text:style-name="P76">###execl<text:span text:style-name="T69">e</text:span></text:p>
      <text:p text:style-name="P76"/>
      <text:p text:style-name="P90">#include &lt;unistd.h&gt;</text:p>
      <text:p text:style-name="P90">#include &lt;stdlib.h&gt;</text:p>
      <text:p text:style-name="P90">#include &lt;stdio.h&gt;</text:p>
      <text:p text:style-name="P90">int main(void)</text:p>
      <text:p text:style-name="P90">{char *args[]={"/bin/mkdir","lana",NULL};</text:p>
      <text:p text:style-name="P90"><text:soft-page-break/>if (exec<text:span text:style-name="T68">le</text:span>("/bin/mkdir",args<text:span text:style-name="T68">[0],args[1],args[2]</text:span>,NULL)==-1)</text:p>
      <text:p text:style-name="P90">{perror("exec<text:span text:style-name="T68">le</text:span>");</text:p>
      <text:p text:style-name="P90"><text:s text:c="2"/>exit(EXIT_FAILURE);}</text:p>
      <text:p text:style-name="P90">puts("No debería llegar aqui");</text:p>
      <text:p text:style-name="P80">exit(EXIT_SUCCESS);}</text:p>
      <text:p text:style-name="P77"/>
      <text:p text:style-name="P79">###execv</text:p>
      <text:p text:style-name="P79"/>
      <text:p text:style-name="P90">#include &lt;unistd.h&gt;</text:p>
      <text:p text:style-name="P90">#include &lt;stdlib.h&gt;</text:p>
      <text:p text:style-name="P90">#include &lt;stdio.h&gt;</text:p>
      <text:p text:style-name="P90">int main(void)</text:p>
      <text:p text:style-name="P90">{char *args[]={"/bin/mkdir","lana",NULL};</text:p>
      <text:p text:style-name="P90">if (execv("/bin/mkdir",args)==-1)</text:p>
      <text:p text:style-name="P90">{perror("execv");</text:p>
      <text:p text:style-name="P90"><text:s text:c="2"/>exit(EXIT_FAILURE);}</text:p>
      <text:p text:style-name="P90">puts("No debería llegar aqui");</text:p>
      <text:p text:style-name="P76">exit(EXIT_SUCCESS);}</text:p>
      <text:p text:style-name="P76"/>
      <text:p text:style-name="P79">###execvp</text:p>
      <text:p text:style-name="P79"/>
      <text:p text:style-name="P90">#include &lt;unistd.h&gt;</text:p>
      <text:p text:style-name="P90">#include &lt;stdlib.h&gt;</text:p>
      <text:p text:style-name="P90">#include &lt;stdio.h&gt;</text:p>
      <text:p text:style-name="P90">int main(void)</text:p>
      <text:p text:style-name="P90">{char *args[]={"/bin/mkdir","lana",NULL};</text:p>
      <text:p text:style-name="P90">if (execv("/bin/mkdir",args)==-1)</text:p>
      <text:p text:style-name="P90">{perror("execv<text:span text:style-name="T69">p</text:span>");</text:p>
      <text:p text:style-name="P90"><text:s text:c="2"/>exit(EXIT_FAILURE);}</text:p>
      <text:p text:style-name="P90">puts("No debería llegar aqui");</text:p>
      <text:p text:style-name="P76">exit(EXIT_SUCCESS);}</text:p>
      <text:p text:style-name="P76"/>
      <text:p text:style-name="P79">###execvpe</text:p>
      <text:p text:style-name="P79"/>
      <text:p text:style-name="P90">#include &lt;unistd.h&gt;</text:p>
      <text:p text:style-name="P90">#include &lt;stdlib.h&gt;</text:p>
      <text:p text:style-name="P90">#include &lt;stdio.h&gt;</text:p>
      <text:p text:style-name="P90">int main(void)</text:p>
      <text:p text:style-name="P90">{char *args[]={"/bin/mkdir","lana",NULL};</text:p>
      <text:p text:style-name="P90">if (execv<text:span text:style-name="T69">pe</text:span>("/bin/mkdir",args,<text:span text:style-name="T69">NULL</text:span>)==-1)</text:p>
      <text:p text:style-name="P90">{perror("execv<text:span text:style-name="T69">pe</text:span>");</text:p>
      <text:p text:style-name="P90"><text:s text:c="2"/>exit(EXIT_FAILURE);}</text:p>
      <text:p text:style-name="P90">puts("No debería llegar aqui");</text:p>
      <text:p text:style-name="P76">exit(EXIT_SUCCESS);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7"><text:soft-page-break/><text:span text:style-name="T4">9. Beheko programak emanda, azaldu </text:span><text:span text:style-name="T3">“</text:span><text:span text:style-name="T1">./padre 60 hijo” <text:s/></text:span><text:span text:style-name="T4">deiak egiten duena</text:span><text:span text:style-name="T2">:</text:span></text:p>
      <text:p text:style-name="P3">reloj.c</text:p>
      <text:p text:style-name="P57">#include &lt;stdlib.h&gt; /*atoi and exit*/</text:p>
      <text:p text:style-name="P57">#include &lt;stdio.h&gt; /*printf*/</text:p>
      <text:p text:style-name="P57">#include &lt;unistd.h&gt; /*alarm*/</text:p>
      <text:p text:style-name="P57">#include &lt;signal.h&gt; /*signal and SIGALRM*/</text:p>
      <text:p text:style-name="P57">void xtimer(){</text:p>
      <text:p text:style-name="P57">printf("time expired.\n");</text:p>
      <text:p text:style-name="P57">}</text:p>
      <text:p text:style-name="P57">int main(int argc, char *argv[]){</text:p>
      <text:p text:style-name="P57">unsigned int sec;</text:p>
      <text:p text:style-name="P57">sec=atoi(argv[1]);</text:p>
      <text:p text:style-name="P57">printf("time is %u\n",sec);</text:p>
      <text:p text:style-name="P57">signal(SIGALRM,xtimer);</text:p>
      <text:p text:style-name="P57">alarm(sec);</text:p>
      <text:p text:style-name="P57">pause();</text:p>
      <text:p text:style-name="P57">return 0;</text:p>
      <text:p text:style-name="P57">}</text:p>
      <text:p text:style-name="P56"><text:span text:style-name="T47">h</text:span>ijo.c</text:p>
      <text:p text:style-name="P57">#include &lt;unistd.h&gt; /*sleep*/</text:p>
      <text:p text:style-name="P57">int main(){</text:p>
      <text:p text:style-name="P57">sleep(6);</text:p>
      <text:p text:style-name="P57">return 0;</text:p>
      <text:p text:style-name="P57">}</text:p>
      <text:p text:style-name="P56">padre.c</text:p>
      <text:p text:style-name="P57">#include &lt;sys/types.h&gt; /*kill y wait*/</text:p>
      <text:p text:style-name="P57">#include &lt;sys/wait.h&gt; /*wait*/</text:p>
      <text:p text:style-name="P57">#include &lt;signal.h&gt;/*kill*/</text:p>
      <text:p text:style-name="P57">#include &lt;stdlib.h&gt;/*exit*/</text:p>
      <text:p text:style-name="P57">#include &lt;stdio.h&gt;/*printf*/</text:p>
      <text:p text:style-name="P57">#include &lt;unistd.h&gt;/*fork and exec...*/</text:p>
      <text:p text:style-name="P57">#include &lt;time.h&gt; /*time*/</text:p>
      <text:p text:style-name="P57">int main(int argc, char *argv[]){</text:p>
      <text:p text:style-name="P57">int idHijo, idReloj, id, t1, status1, status2;</text:p>
      <text:p text:style-name="P57">id = getpid();</text:p>
      <text:p text:style-name="P57">printf("Proceso padre: %d\n", id);</text:p>
      <text:p text:style-name="P57">if((idReloj = fork()) == 0) { /* hijo Reloj */</text:p>
      <text:p text:style-name="P57"><text:soft-page-break/>execl("reloj", "reloj", argv[1], NULL);</text:p>
      <text:p text:style-name="P57">}</text:p>
      <text:p text:style-name="P57">if((idHijo = fork()) == 0) { </text:p>
      <text:p text:style-name="P57">execv(argv[2], &amp;argv[2]);</text:p>
      <text:p text:style-name="P57">}</text:p>
      <text:p text:style-name="P57">printf("Proceso hijo Perezoso: %d\n", idHijo); </text:p>
      <text:p text:style-name="P57">printf("Proceso hijo Reloj: %d\n", idReloj);</text:p>
      <text:p text:style-name="P57">t1 = time(0);</text:p>
      <text:p text:style-name="P57">if((id = wait(&amp;status1)) == idHijo) { </text:p>
      <text:p text:style-name="P57">kill(idReloj, SIGKILL);</text:p>
      <text:p text:style-name="P57">//Si el hijo ha cambiado de estado, antes de la ejecución del wait </text:p>
      <text:p text:style-name="P57">//entonces la llamada a wait retornará inmediatamente con su estado</text:p>
      <text:p text:style-name="P57">wait(&amp;status2);</text:p>
      <text:p text:style-name="P57">} else {</text:p>
      <text:p text:style-name="P57">kill(idHijo, SIGKILL);</text:p>
      <text:p text:style-name="P57">wait(&amp;status2);</text:p>
      <text:p text:style-name="P57">status1 = 1;}</text:p>
      <text:p text:style-name="P57">t1=time(0)-t1;</text:p>
      <text:p text:style-name="P57">printf("Tiempo del proceso hijo : %d\n", t1);</text:p>
      <text:p text:style-name="P57">exit(status1);</text:p>
      <text:p text:style-name="P57">}</text:p>
      <text:p text:style-name="P101">Guraso-prozesu batek programa baten exekuzioa abiarazten du, honen izena eta argumentuak bigarren parametrotik pasatzen zaiolarik. Lehen argumentuak bigarren parametrotik pasatzen zaiolarik. Lehen argumentuak programaren exekuzio-denbora</text:p>
      <text:p text:style-name="P101">maximoa adieraziko du; denbora hori pasa eta programak bukatu ez</text:p>
      <text:p text:style-name="P101">badu, guraso prozesuak umearen exekuzioa amaiaraziko du. Guraso-</text:p>
      <text:p text:style-name="P101">prozesuak bere identifikadorea eta abiarazten duen programarena ere</text:p>
      <text:p text:style-name="P101">idazten ditu. Programa berriak amaitzean, gurasoak bere iraupena</text:p>
      <text:p text:style-name="P101">idatzi eta itzulera-kodea itzultzen du, edo 1 balioa programa amaiarazi</text:p>
      <text:p text:style-name="P101">badu. <text:s/></text:p>
      <text:p text:style-name="P101"/>
      <text:p text:style-name="P101">jongondra@jongondra-externo:~/proba/lana$ ./padre 60 hijo</text:p>
      <text:p text:style-name="P101">Proceso padre: 3209</text:p>
      <text:p text:style-name="P101">Proceso hijo Perezoso: 3211</text:p>
      <text:p text:style-name="P101">Proceso hijo Reloj: 3210</text:p>
      <text:p text:style-name="P101">time is 60</text:p>
      <text:p text:style-name="P101">Tiempo del proceso hijo :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'MS Mincho'"/>
    <style:font-face style:name="OpenSymbol" svg:font-family="OpenSymbol"/>
    <style:font-face style:name="Roboto" svg:font-family="Roboto, RobotoDraft, Helvetica, Arial, sans-serif"/>
    <style:font-face style:name="Lucida Sans Typewriter" svg:font-family="'Lucida Sans Typewriter'" style:font-family-generic="modern"/>
    <style:font-face style:name="DejaVu Sans" svg:font-family="'DejaVu Sans'" style:font-family-generic="roman"/>
    <style:font-face style:name="Luxi Sans" svg:font-family="'Luxi Sans'" style:font-pitch="variable"/>
    <style:font-face style:name="Nimbus Sans L" svg:font-family="'Nimbus Sans L', Arial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 style:font-size-complex="14pt"/>
    </style:style>
    <style:style style:name="Courier" style:family="paragraph" style:parent-style-name="Standard">
      <style:text-properties fo:font-weight="bold" style:font-weight-asian="bold" style:font-weight-complex="bold"/>
    </style:style>
    <style:style style:name="Terminal" style:family="paragraph" style:parent-style-name="Courier"/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Apuntes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rial" style:family="paragraph" style:parent-style-name="Standard">
      <style:text-properties style:use-window-font-color="tru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uente_20_de_20_párrafo_20_predeter." style:display-name="Fuente de párrafo predeter." style:family="text"/>
    <style:style style:name="Fuente_20_programas" style:display-name="Fuente programas" style:family="text">
      <style:text-properties style:font-name="Lucida Sans Typewriter" fo:font-family="'Lucida Sans Typewriter'" style:font-family-generic="modern" fo:font-size="10pt" fo:language="es" fo:country="ES" style:font-size-asian="10pt" style:font-name-complex="Lucida Sans Typewriter" style:font-family-complex="'Lucida Sans Typewriter'" style:font-family-generic-complex="modern" style:font-size-complex="11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)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11T21:26:00</meta:creation-date>
    <dc:date>2020-03-21T19:14:18.194427894</dc:date>
    <meta:editing-cycles>41</meta:editing-cycles>
    <meta:editing-duration>PT9H44M22S</meta:editing-duration>
    <meta:generator>LibreOffice/6.0.7.3$Linux_X86_64 LibreOffice_project/00m0$Build-3</meta:generator>
    <meta:document-statistic meta:table-count="1" meta:image-count="0" meta:object-count="0" meta:page-count="14" meta:paragraph-count="497" meta:word-count="1849" meta:character-count="14713" meta:non-whitespace-character-count="12794"/>
    <meta:user-defined meta:name="Información 1"/>
    <meta:user-defined meta:name="Información 2"/>
    <meta:user-defined meta:name="Información 3"/>
    <meta:user-defined meta:name="Información 4"/>
  </office:meta>
</office:document-meta>
</file>